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16.729cm"/>
    </style:style>
    <style:style style:name="co4" style:family="table-column">
      <style:table-column-properties fo:break-before="auto" style:column-width="6.405cm"/>
    </style:style>
    <style:style style:name="ro4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1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ectricity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5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ysql Date</text:p>
          </table:table-cell>
          <table:table-cell table:style-name="ce18" office:value-type="string" calcext:value-type="string">
            <text:p>Jour Prélèvement (1.8.1) </text:p>
          </table:table-cell>
          <table:table-cell table:style-name="ce18" office:value-type="string" calcext:value-type="string">
            <text:p>Nuit Prélèvement (1.8.2) </text:p>
          </table:table-cell>
          <table:table-cell table:style-name="ce18" office:value-type="string" calcext:value-type="string">
            <text:p>Type </text:p>
          </table:table-cell>
          <table:table-cell table:style-name="ce18" office:value-type="string" calcext:value-type="string">
            <text:p>isOfficial</text:p>
          </table:table-cell>
          <table:table-cell table:style-name="ce20" office:value-type="string" calcext:value-type="string">
            <text:p>INSERT JOUR</text:p>
          </table:table-cell>
          <table:table-cell office:value-type="string" calcext:value-type="string">
            <text:p>INSERT NUIT</text:p>
          </table:table-cell>
        </table:table-row>
        <table:table-row table:style-name="ro2">
          <table:table-cell table:style-name="ce2" office:value-type="date" office:date-value="2024-06-14" calcext:value-type="date">
            <text:p>2024-06-14</text:p>
          </table:table-cell>
          <table:table-cell table:style-name="ce17" table:formula="of:=TEXT([.A2];&quot;yyyy-mm-dd&quot;)" office:value-type="string" office:string-value="2024-06-14" calcext:value-type="string">
            <text:p>2024-06-14</text:p>
          </table:table-cell>
          <table:table-cell table:style-name="ce19" office:value-type="float" office:value="4635" calcext:value-type="float">
            <text:p>4635</text:p>
          </table:table-cell>
          <table:table-cell table:style-name="ce19" office:value-type="float" office:value="4192" calcext:value-type="float">
            <text:p>419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]; &quot;, 'kWh', &quot; ; [.$F2] ; &quot;,'&quot; ; TEXT([.$A2];&quot;yyyy-mm-dd&quot;) ; &quot;');&quot;)" office:value-type="string" office:string-value="insert into readings ( meter_id, value, unit, isOfficial, created_at) values(1,4635, 'kWh', 0,'2024-06-14');" calcext:value-type="string">
            <text:p>insert into readings ( meter_id, value, unit, isOfficial, created_at) values(1,4635, 'kWh', 0,'2024-06-14');</text:p>
          </table:table-cell>
          <table:table-cell table:style-name="ce21" table:formula="of:=COM.MICROSOFT.CONCAT( &quot;insert into readings ( meter_id, value, unit, isOfficial, created_at) values(1,&quot; ;[.D2]; &quot;, 'kWh', &quot; ; [.$F2] ; &quot;,'&quot; ; TEXT([.$A2];&quot;yyyy-mm-dd&quot;) ; &quot;');&quot;)" office:value-type="string" office:string-value="insert into readings ( meter_id, value, unit, isOfficial, created_at) values(1,4192, 'kWh', 0,'2024-06-14');" calcext:value-type="string">
            <text:p>insert into readings ( meter_id, value, unit, isOfficial, created_at) values(1,4192, 'kWh', 0,'2024-06-14');</text:p>
          </table:table-cell>
        </table:table-row>
        <table:table-row table:style-name="ro2">
          <table:table-cell table:style-name="ce2" office:value-type="date" office:date-value="2024-05-25" calcext:value-type="date">
            <text:p>2024-05-25</text:p>
          </table:table-cell>
          <table:table-cell table:style-name="ce17" table:formula="of:=TEXT([.A3];&quot;yyyy-mm-dd&quot;)" office:value-type="string" office:string-value="2024-05-25" calcext:value-type="string">
            <text:p>2024-05-25</text:p>
          </table:table-cell>
          <table:table-cell table:style-name="ce19" office:value-type="float" office:value="4533" calcext:value-type="float">
            <text:p>4533</text:p>
          </table:table-cell>
          <table:table-cell table:style-name="ce19" office:value-type="float" office:value="4125" calcext:value-type="float">
            <text:p>412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]; &quot;, 'kWh', &quot; ; [.F3] ; &quot;,'&quot; ; TEXT([.A3];&quot;yyyy-mm-dd&quot;) ; &quot;');&quot;)" office:value-type="string" office:string-value="insert into readings ( meter_id, value, unit, isOfficial, created_at) values(1,4533, 'kWh', 0,'2024-05-25');" calcext:value-type="string">
            <text:p>insert into readings ( meter_id, value, unit, isOfficial, created_at) values(1,4533, 'kWh', 0,'2024-05-25');</text:p>
          </table:table-cell>
          <table:table-cell table:style-name="ce21" table:formula="of:=COM.MICROSOFT.CONCAT( &quot;insert into readings ( meter_id, value, unit, isOfficial, created_at) values(1,&quot; ;[.D3]; &quot;, 'kWh', &quot; ; [.$F3] ; &quot;,'&quot; ; TEXT([.$A3];&quot;yyyy-mm-dd&quot;) ; &quot;');&quot;)" office:value-type="string" office:string-value="insert into readings ( meter_id, value, unit, isOfficial, created_at) values(1,4125, 'kWh', 0,'2024-05-25');" calcext:value-type="string">
            <text:p>insert into readings ( meter_id, value, unit, isOfficial, created_at) values(1,4125, 'kWh', 0,'2024-05-25');</text:p>
          </table:table-cell>
        </table:table-row>
        <table:table-row table:style-name="ro2">
          <table:table-cell table:style-name="ce2" office:value-type="date" office:date-value="2024-04-24" calcext:value-type="date">
            <text:p>2024-04-24</text:p>
          </table:table-cell>
          <table:table-cell table:style-name="ce17" table:formula="of:=TEXT([.A4];&quot;yyyy-mm-dd&quot;)" office:value-type="string" office:string-value="2024-04-24" calcext:value-type="string">
            <text:p>2024-04-24</text:p>
          </table:table-cell>
          <table:table-cell table:style-name="ce19" office:value-type="float" office:value="4434" calcext:value-type="float">
            <text:p>4434</text:p>
          </table:table-cell>
          <table:table-cell table:style-name="ce19" office:value-type="float" office:value="4009" calcext:value-type="float">
            <text:p>400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4]; &quot;, 'kWh', &quot; ; [.F4] ; &quot;,'&quot; ; TEXT([.A4];&quot;yyyy-mm-dd&quot;) ; &quot;');&quot;)" office:value-type="string" office:string-value="insert into readings ( meter_id, value, unit, isOfficial, created_at) values(1,4434, 'kWh', 0,'2024-04-24');" calcext:value-type="string">
            <text:p>insert into readings ( meter_id, value, unit, isOfficial, created_at) values(1,4434, 'kWh', 0,'2024-04-24');</text:p>
          </table:table-cell>
          <table:table-cell table:style-name="ce21" table:formula="of:=COM.MICROSOFT.CONCAT( &quot;insert into readings ( meter_id, value, unit, isOfficial, created_at) values(1,&quot; ;[.D4]; &quot;, 'kWh', &quot; ; [.$F4] ; &quot;,'&quot; ; TEXT([.$A4];&quot;yyyy-mm-dd&quot;) ; &quot;');&quot;)" office:value-type="string" office:string-value="insert into readings ( meter_id, value, unit, isOfficial, created_at) values(1,4009, 'kWh', 0,'2024-04-24');" calcext:value-type="string">
            <text:p>insert into readings ( meter_id, value, unit, isOfficial, created_at) values(1,4009, 'kWh', 0,'2024-04-24');</text:p>
          </table:table-cell>
        </table:table-row>
        <table:table-row table:style-name="ro2">
          <table:table-cell table:style-name="ce2" office:value-type="date" office:date-value="2024-03-17" calcext:value-type="date">
            <text:p>2024-03-17</text:p>
          </table:table-cell>
          <table:table-cell table:style-name="ce17" table:formula="of:=TEXT([.A5];&quot;yyyy-mm-dd&quot;)" office:value-type="string" office:string-value="2024-03-17" calcext:value-type="string">
            <text:p>2024-03-17</text:p>
          </table:table-cell>
          <table:table-cell table:style-name="ce19" office:value-type="float" office:value="4243" calcext:value-type="float">
            <text:p>4243</text:p>
          </table:table-cell>
          <table:table-cell table:style-name="ce19" office:value-type="float" office:value="3834" calcext:value-type="float">
            <text:p>383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5]; &quot;, 'kWh', &quot; ; [.F5] ; &quot;,'&quot; ; TEXT([.A5];&quot;yyyy-mm-dd&quot;) ; &quot;');&quot;)" office:value-type="string" office:string-value="insert into readings ( meter_id, value, unit, isOfficial, created_at) values(1,4243, 'kWh', 0,'2024-03-17');" calcext:value-type="string">
            <text:p>insert into readings ( meter_id, value, unit, isOfficial, created_at) values(1,4243, 'kWh', 0,'2024-03-17');</text:p>
          </table:table-cell>
          <table:table-cell table:style-name="ce21" table:formula="of:=COM.MICROSOFT.CONCAT( &quot;insert into readings ( meter_id, value, unit, isOfficial, created_at) values(1,&quot; ;[.D5]; &quot;, 'kWh', &quot; ; [.$F5] ; &quot;,'&quot; ; TEXT([.$A5];&quot;yyyy-mm-dd&quot;) ; &quot;');&quot;)" office:value-type="string" office:string-value="insert into readings ( meter_id, value, unit, isOfficial, created_at) values(1,3834, 'kWh', 0,'2024-03-17');" calcext:value-type="string">
            <text:p>insert into readings ( meter_id, value, unit, isOfficial, created_at) values(1,3834, 'kWh', 0,'2024-03-17');</text:p>
          </table:table-cell>
        </table:table-row>
        <table:table-row table:style-name="ro2">
          <table:table-cell table:style-name="ce2" office:value-type="date" office:date-value="2024-03-01" calcext:value-type="date">
            <text:p>2024-03-01</text:p>
          </table:table-cell>
          <table:table-cell table:style-name="ce17" table:formula="of:=TEXT([.A6];&quot;yyyy-mm-dd&quot;)" office:value-type="string" office:string-value="2024-03-01" calcext:value-type="string">
            <text:p>2024-03-01</text:p>
          </table:table-cell>
          <table:table-cell table:style-name="ce19" office:value-type="float" office:value="4160" calcext:value-type="float">
            <text:p>4160</text:p>
          </table:table-cell>
          <table:table-cell table:style-name="ce19" office:value-type="float" office:value="3729" calcext:value-type="float">
            <text:p>372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6]; &quot;, 'kWh', &quot; ; [.F6] ; &quot;,'&quot; ; TEXT([.A6];&quot;yyyy-mm-dd&quot;) ; &quot;');&quot;)" office:value-type="string" office:string-value="insert into readings ( meter_id, value, unit, isOfficial, created_at) values(1,4160, 'kWh', 0,'2024-03-01');" calcext:value-type="string">
            <text:p>insert into readings ( meter_id, value, unit, isOfficial, created_at) values(1,4160, 'kWh', 0,'2024-03-01');</text:p>
          </table:table-cell>
          <table:table-cell table:style-name="ce21" table:formula="of:=COM.MICROSOFT.CONCAT( &quot;insert into readings ( meter_id, value, unit, isOfficial, created_at) values(1,&quot; ;[.D6]; &quot;, 'kWh', &quot; ; [.$F6] ; &quot;,'&quot; ; TEXT([.$A6];&quot;yyyy-mm-dd&quot;) ; &quot;');&quot;)" office:value-type="string" office:string-value="insert into readings ( meter_id, value, unit, isOfficial, created_at) values(1,3729, 'kWh', 0,'2024-03-01');" calcext:value-type="string">
            <text:p>insert into readings ( meter_id, value, unit, isOfficial, created_at) values(1,3729, 'kWh', 0,'2024-03-01');</text:p>
          </table:table-cell>
        </table:table-row>
        <table:table-row table:style-name="ro2">
          <table:table-cell table:style-name="ce2" office:value-type="date" office:date-value="2024-02-01" calcext:value-type="date">
            <text:p>2024-02-01</text:p>
          </table:table-cell>
          <table:table-cell table:style-name="ce17" table:formula="of:=TEXT([.A7];&quot;yyyy-mm-dd&quot;)" office:value-type="string" office:string-value="2024-02-01" calcext:value-type="string">
            <text:p>2024-02-01</text:p>
          </table:table-cell>
          <table:table-cell table:style-name="ce19" office:value-type="float" office:value="3990" calcext:value-type="float">
            <text:p>3990</text:p>
          </table:table-cell>
          <table:table-cell table:style-name="ce19" office:value-type="float" office:value="3583" calcext:value-type="float">
            <text:p>358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7]; &quot;, 'kWh', &quot; ; [.F7] ; &quot;,'&quot; ; TEXT([.A7];&quot;yyyy-mm-dd&quot;) ; &quot;');&quot;)" office:value-type="string" office:string-value="insert into readings ( meter_id, value, unit, isOfficial, created_at) values(1,3990, 'kWh', 0,'2024-02-01');" calcext:value-type="string">
            <text:p>insert into readings ( meter_id, value, unit, isOfficial, created_at) values(1,3990, 'kWh', 0,'2024-02-01');</text:p>
          </table:table-cell>
          <table:table-cell table:style-name="ce21" table:formula="of:=COM.MICROSOFT.CONCAT( &quot;insert into readings ( meter_id, value, unit, isOfficial, created_at) values(1,&quot; ;[.D7]; &quot;, 'kWh', &quot; ; [.$F7] ; &quot;,'&quot; ; TEXT([.$A7];&quot;yyyy-mm-dd&quot;) ; &quot;');&quot;)" office:value-type="string" office:string-value="insert into readings ( meter_id, value, unit, isOfficial, created_at) values(1,3583, 'kWh', 0,'2024-02-01');" calcext:value-type="string">
            <text:p>insert into readings ( meter_id, value, unit, isOfficial, created_at) values(1,3583, 'kWh', 0,'2024-02-01');</text:p>
          </table:table-cell>
        </table:table-row>
        <table:table-row table:style-name="ro2">
          <table:table-cell table:style-name="ce2" office:value-type="date" office:date-value="2024-01-18" calcext:value-type="date">
            <text:p>2024-01-18</text:p>
          </table:table-cell>
          <table:table-cell table:style-name="ce17" table:formula="of:=TEXT([.A8];&quot;yyyy-mm-dd&quot;)" office:value-type="string" office:string-value="2024-01-18" calcext:value-type="string">
            <text:p>2024-01-18</text:p>
          </table:table-cell>
          <table:table-cell table:style-name="ce19" office:value-type="float" office:value="3916" calcext:value-type="float">
            <text:p>3916</text:p>
          </table:table-cell>
          <table:table-cell table:style-name="ce19" office:value-type="float" office:value="3496" calcext:value-type="float">
            <text:p>349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8]; &quot;, 'kWh', &quot; ; [.F8] ; &quot;,'&quot; ; TEXT([.A8];&quot;yyyy-mm-dd&quot;) ; &quot;');&quot;)" office:value-type="string" office:string-value="insert into readings ( meter_id, value, unit, isOfficial, created_at) values(1,3916, 'kWh', 0,'2024-01-18');" calcext:value-type="string">
            <text:p>insert into readings ( meter_id, value, unit, isOfficial, created_at) values(1,3916, 'kWh', 0,'2024-01-18');</text:p>
          </table:table-cell>
          <table:table-cell table:style-name="ce21" table:formula="of:=COM.MICROSOFT.CONCAT( &quot;insert into readings ( meter_id, value, unit, isOfficial, created_at) values(1,&quot; ;[.D8]; &quot;, 'kWh', &quot; ; [.$F8] ; &quot;,'&quot; ; TEXT([.$A8];&quot;yyyy-mm-dd&quot;) ; &quot;');&quot;)" office:value-type="string" office:string-value="insert into readings ( meter_id, value, unit, isOfficial, created_at) values(1,3496, 'kWh', 0,'2024-01-18');" calcext:value-type="string">
            <text:p>insert into readings ( meter_id, value, unit, isOfficial, created_at) values(1,3496, 'kWh', 0,'2024-01-18');</text:p>
          </table:table-cell>
        </table:table-row>
        <table:table-row table:style-name="ro2">
          <table:table-cell table:style-name="ce2" office:value-type="date" office:date-value="2024-01-10" calcext:value-type="date">
            <text:p>2024-01-10</text:p>
          </table:table-cell>
          <table:table-cell table:style-name="ce17" table:formula="of:=TEXT([.A9];&quot;yyyy-mm-dd&quot;)" office:value-type="string" office:string-value="2024-01-10" calcext:value-type="string">
            <text:p>2024-01-10</text:p>
          </table:table-cell>
          <table:table-cell table:style-name="ce19" office:value-type="float" office:value="3869" calcext:value-type="float">
            <text:p>3869</text:p>
          </table:table-cell>
          <table:table-cell table:style-name="ce19" office:value-type="float" office:value="3454" calcext:value-type="float">
            <text:p>345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9]; &quot;, 'kWh', &quot; ; [.F9] ; &quot;,'&quot; ; TEXT([.A9];&quot;yyyy-mm-dd&quot;) ; &quot;');&quot;)" office:value-type="string" office:string-value="insert into readings ( meter_id, value, unit, isOfficial, created_at) values(1,3869, 'kWh', 0,'2024-01-10');" calcext:value-type="string">
            <text:p>insert into readings ( meter_id, value, unit, isOfficial, created_at) values(1,3869, 'kWh', 0,'2024-01-10');</text:p>
          </table:table-cell>
          <table:table-cell table:style-name="ce21" table:formula="of:=COM.MICROSOFT.CONCAT( &quot;insert into readings ( meter_id, value, unit, isOfficial, created_at) values(1,&quot; ;[.D9]; &quot;, 'kWh', &quot; ; [.$F9] ; &quot;,'&quot; ; TEXT([.$A9];&quot;yyyy-mm-dd&quot;) ; &quot;');&quot;)" office:value-type="string" office:string-value="insert into readings ( meter_id, value, unit, isOfficial, created_at) values(1,3454, 'kWh', 0,'2024-01-10');" calcext:value-type="string">
            <text:p>insert into readings ( meter_id, value, unit, isOfficial, created_at) values(1,3454, 'kWh', 0,'2024-01-10');</text:p>
          </table:table-cell>
        </table:table-row>
        <table:table-row table:style-name="ro3">
          <table:table-cell table:style-name="ce2" office:value-type="date" office:date-value="2024-01-01" calcext:value-type="date">
            <text:p>2024-01-01</text:p>
          </table:table-cell>
          <table:table-cell table:style-name="ce17" table:formula="of:=TEXT([.A10];&quot;yyyy-mm-dd&quot;)" office:value-type="string" office:string-value="2024-01-01" calcext:value-type="string">
            <text:p>2024-01-01</text:p>
          </table:table-cell>
          <table:table-cell table:style-name="ce19" office:value-type="float" office:value="3841" calcext:value-type="float">
            <text:p>3841</text:p>
          </table:table-cell>
          <table:table-cell table:style-name="ce19" office:value-type="float" office:value="3429" calcext:value-type="float">
            <text:p>3429</text:p>
          </table:table-cell>
          <table:table-cell table:style-name="ce19" office:value-type="string" calcext:value-type="string">
            <text:p>Officiellement</text:p>
          </table:table-cell>
          <table:table-cell table:style-name="ce19" table:formula="of:=IF(EXACT([.E10];&quot;Par vous&quot;);0;1)" office:value-type="float" office:value="1" calcext:value-type="float">
            <text:p>1</text:p>
          </table:table-cell>
          <table:table-cell table:style-name="ce21" table:formula="of:=COM.MICROSOFT.CONCAT( &quot;insert into readings ( meter_id, value, unit, isOfficial, created_at) values(1,&quot; ;[.C10]; &quot;, 'kWh', &quot; ; [.F10] ; &quot;,'&quot; ; TEXT([.A10];&quot;yyyy-mm-dd&quot;) ; &quot;');&quot;)" office:value-type="string" office:string-value="insert into readings ( meter_id, value, unit, isOfficial, created_at) values(1,3841, 'kWh', 1,'2024-01-01');" calcext:value-type="string">
            <text:p>insert into readings ( meter_id, value, unit, isOfficial, created_at) values(1,3841, 'kWh', 1,'2024-01-01');</text:p>
          </table:table-cell>
          <table:table-cell table:style-name="ce21" table:formula="of:=COM.MICROSOFT.CONCAT( &quot;insert into readings ( meter_id, value, unit, isOfficial, created_at) values(1,&quot; ;[.D10]; &quot;, 'kWh', &quot; ; [.$F10] ; &quot;,'&quot; ; TEXT([.$A10];&quot;yyyy-mm-dd&quot;) ; &quot;');&quot;)" office:value-type="string" office:string-value="insert into readings ( meter_id, value, unit, isOfficial, created_at) values(1,3429, 'kWh', 1,'2024-01-01');" calcext:value-type="string">
            <text:p>insert into readings ( meter_id, value, unit, isOfficial, created_at) values(1,3429, 'kWh', 1,'2024-01-01');</text:p>
          </table:table-cell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17" table:formula="of:=TEXT([.A11];&quot;yyyy-mm-dd&quot;)" office:value-type="string" office:string-value="2023-12-04" calcext:value-type="string">
            <text:p>2023-12-04</text:p>
          </table:table-cell>
          <table:table-cell table:style-name="ce19" office:value-type="float" office:value="3751" calcext:value-type="float">
            <text:p>3751</text:p>
          </table:table-cell>
          <table:table-cell table:style-name="ce19" office:value-type="float" office:value="3338" calcext:value-type="float">
            <text:p>333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1]; &quot;, 'kWh', &quot; ; [.F11] ; &quot;,'&quot; ; TEXT([.A11];&quot;yyyy-mm-dd&quot;) ; &quot;');&quot;)" office:value-type="string" office:string-value="insert into readings ( meter_id, value, unit, isOfficial, created_at) values(1,3751, 'kWh', 0,'2023-12-04');" calcext:value-type="string">
            <text:p>insert into readings ( meter_id, value, unit, isOfficial, created_at) values(1,3751, 'kWh', 0,'2023-12-04');</text:p>
          </table:table-cell>
          <table:table-cell table:style-name="ce21" table:formula="of:=COM.MICROSOFT.CONCAT( &quot;insert into readings ( meter_id, value, unit, isOfficial, created_at) values(1,&quot; ;[.D11]; &quot;, 'kWh', &quot; ; [.$F11] ; &quot;,'&quot; ; TEXT([.$A11];&quot;yyyy-mm-dd&quot;) ; &quot;');&quot;)" office:value-type="string" office:string-value="insert into readings ( meter_id, value, unit, isOfficial, created_at) values(1,3338, 'kWh', 0,'2023-12-04');" calcext:value-type="string">
            <text:p>insert into readings ( meter_id, value, unit, isOfficial, created_at) values(1,3338, 'kWh', 0,'2023-12-04');</text:p>
          </table:table-cell>
        </table:table-row>
        <table:table-row table:style-name="ro2">
          <table:table-cell table:style-name="ce2" office:value-type="date" office:date-value="2023-11-26" calcext:value-type="date">
            <text:p>2023-11-26</text:p>
          </table:table-cell>
          <table:table-cell table:style-name="ce17" table:formula="of:=TEXT([.A12];&quot;yyyy-mm-dd&quot;)" office:value-type="string" office:string-value="2023-11-26" calcext:value-type="string">
            <text:p>2023-11-26</text:p>
          </table:table-cell>
          <table:table-cell table:style-name="ce19" office:value-type="float" office:value="3727" calcext:value-type="float">
            <text:p>3727</text:p>
          </table:table-cell>
          <table:table-cell table:style-name="ce19" office:value-type="float" office:value="3292" calcext:value-type="float">
            <text:p>329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2]; &quot;, 'kWh', &quot; ; [.F12] ; &quot;,'&quot; ; TEXT([.A12];&quot;yyyy-mm-dd&quot;) ; &quot;');&quot;)" office:value-type="string" office:string-value="insert into readings ( meter_id, value, unit, isOfficial, created_at) values(1,3727, 'kWh', 0,'2023-11-26');" calcext:value-type="string">
            <text:p>insert into readings ( meter_id, value, unit, isOfficial, created_at) values(1,3727, 'kWh', 0,'2023-11-26');</text:p>
          </table:table-cell>
          <table:table-cell table:style-name="ce21" table:formula="of:=COM.MICROSOFT.CONCAT( &quot;insert into readings ( meter_id, value, unit, isOfficial, created_at) values(1,&quot; ;[.D12]; &quot;, 'kWh', &quot; ; [.$F12] ; &quot;,'&quot; ; TEXT([.$A12];&quot;yyyy-mm-dd&quot;) ; &quot;');&quot;)" office:value-type="string" office:string-value="insert into readings ( meter_id, value, unit, isOfficial, created_at) values(1,3292, 'kWh', 0,'2023-11-26');" calcext:value-type="string">
            <text:p>insert into readings ( meter_id, value, unit, isOfficial, created_at) values(1,3292, 'kWh', 0,'2023-11-26');</text:p>
          </table:table-cell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17" table:formula="of:=TEXT([.A13];&quot;yyyy-mm-dd&quot;)" office:value-type="string" office:string-value="2023-11-21" calcext:value-type="string">
            <text:p>2023-11-21</text:p>
          </table:table-cell>
          <table:table-cell table:style-name="ce19" office:value-type="float" office:value="3710" calcext:value-type="float">
            <text:p>3710</text:p>
          </table:table-cell>
          <table:table-cell table:style-name="ce19" office:value-type="float" office:value="3266" calcext:value-type="float">
            <text:p>326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3]; &quot;, 'kWh', &quot; ; [.F13] ; &quot;,'&quot; ; TEXT([.A13];&quot;yyyy-mm-dd&quot;) ; &quot;');&quot;)" office:value-type="string" office:string-value="insert into readings ( meter_id, value, unit, isOfficial, created_at) values(1,3710, 'kWh', 0,'2023-11-21');" calcext:value-type="string">
            <text:p>insert into readings ( meter_id, value, unit, isOfficial, created_at) values(1,3710, 'kWh', 0,'2023-11-21');</text:p>
          </table:table-cell>
          <table:table-cell table:style-name="ce21" table:formula="of:=COM.MICROSOFT.CONCAT( &quot;insert into readings ( meter_id, value, unit, isOfficial, created_at) values(1,&quot; ;[.D13]; &quot;, 'kWh', &quot; ; [.$F13] ; &quot;,'&quot; ; TEXT([.$A13];&quot;yyyy-mm-dd&quot;) ; &quot;');&quot;)" office:value-type="string" office:string-value="insert into readings ( meter_id, value, unit, isOfficial, created_at) values(1,3266, 'kWh', 0,'2023-11-21');" calcext:value-type="string">
            <text:p>insert into readings ( meter_id, value, unit, isOfficial, created_at) values(1,3266, 'kWh', 0,'2023-11-21');</text:p>
          </table:table-cell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17" table:formula="of:=TEXT([.A14];&quot;yyyy-mm-dd&quot;)" office:value-type="string" office:string-value="2023-11-08" calcext:value-type="string">
            <text:p>2023-11-08</text:p>
          </table:table-cell>
          <table:table-cell table:style-name="ce19" office:value-type="float" office:value="3668" calcext:value-type="float">
            <text:p>3668</text:p>
          </table:table-cell>
          <table:table-cell table:style-name="ce19" office:value-type="float" office:value="3204" calcext:value-type="float">
            <text:p>320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4]; &quot;, 'kWh', &quot; ; [.F14] ; &quot;,'&quot; ; TEXT([.A14];&quot;yyyy-mm-dd&quot;) ; &quot;');&quot;)" office:value-type="string" office:string-value="insert into readings ( meter_id, value, unit, isOfficial, created_at) values(1,3668, 'kWh', 0,'2023-11-08');" calcext:value-type="string">
            <text:p>insert into readings ( meter_id, value, unit, isOfficial, created_at) values(1,3668, 'kWh', 0,'2023-11-08');</text:p>
          </table:table-cell>
          <table:table-cell table:style-name="ce21" table:formula="of:=COM.MICROSOFT.CONCAT( &quot;insert into readings ( meter_id, value, unit, isOfficial, created_at) values(1,&quot; ;[.D14]; &quot;, 'kWh', &quot; ; [.$F14] ; &quot;,'&quot; ; TEXT([.$A14];&quot;yyyy-mm-dd&quot;) ; &quot;');&quot;)" office:value-type="string" office:string-value="insert into readings ( meter_id, value, unit, isOfficial, created_at) values(1,3204, 'kWh', 0,'2023-11-08');" calcext:value-type="string">
            <text:p>insert into readings ( meter_id, value, unit, isOfficial, created_at) values(1,3204, 'kWh', 0,'2023-11-08');</text:p>
          </table:table-cell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17" table:formula="of:=TEXT([.A15];&quot;yyyy-mm-dd&quot;)" office:value-type="string" office:string-value="2023-11-02" calcext:value-type="string">
            <text:p>2023-11-02</text:p>
          </table:table-cell>
          <table:table-cell table:style-name="ce19" office:value-type="float" office:value="3647" calcext:value-type="float">
            <text:p>3647</text:p>
          </table:table-cell>
          <table:table-cell table:style-name="ce19" office:value-type="float" office:value="3179" calcext:value-type="float">
            <text:p>317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5]; &quot;, 'kWh', &quot; ; [.F15] ; &quot;,'&quot; ; TEXT([.A15];&quot;yyyy-mm-dd&quot;) ; &quot;');&quot;)" office:value-type="string" office:string-value="insert into readings ( meter_id, value, unit, isOfficial, created_at) values(1,3647, 'kWh', 0,'2023-11-02');" calcext:value-type="string">
            <text:p>insert into readings ( meter_id, value, unit, isOfficial, created_at) values(1,3647, 'kWh', 0,'2023-11-02');</text:p>
          </table:table-cell>
          <table:table-cell table:style-name="ce21" table:formula="of:=COM.MICROSOFT.CONCAT( &quot;insert into readings ( meter_id, value, unit, isOfficial, created_at) values(1,&quot; ;[.D15]; &quot;, 'kWh', &quot; ; [.$F15] ; &quot;,'&quot; ; TEXT([.$A15];&quot;yyyy-mm-dd&quot;) ; &quot;');&quot;)" office:value-type="string" office:string-value="insert into readings ( meter_id, value, unit, isOfficial, created_at) values(1,3179, 'kWh', 0,'2023-11-02');" calcext:value-type="string">
            <text:p>insert into readings ( meter_id, value, unit, isOfficial, created_at) values(1,3179, 'kWh', 0,'2023-11-02');</text:p>
          </table:table-cell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17" table:formula="of:=TEXT([.A16];&quot;yyyy-mm-dd&quot;)" office:value-type="string" office:string-value="2023-10-18" calcext:value-type="string">
            <text:p>2023-10-18</text:p>
          </table:table-cell>
          <table:table-cell table:style-name="ce19" office:value-type="float" office:value="3585" calcext:value-type="float">
            <text:p>3585</text:p>
          </table:table-cell>
          <table:table-cell table:style-name="ce19" office:value-type="float" office:value="3115" calcext:value-type="float">
            <text:p>311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6]; &quot;, 'kWh', &quot; ; [.F16] ; &quot;,'&quot; ; TEXT([.A16];&quot;yyyy-mm-dd&quot;) ; &quot;');&quot;)" office:value-type="string" office:string-value="insert into readings ( meter_id, value, unit, isOfficial, created_at) values(1,3585, 'kWh', 0,'2023-10-18');" calcext:value-type="string">
            <text:p>insert into readings ( meter_id, value, unit, isOfficial, created_at) values(1,3585, 'kWh', 0,'2023-10-18');</text:p>
          </table:table-cell>
          <table:table-cell table:style-name="ce21" table:formula="of:=COM.MICROSOFT.CONCAT( &quot;insert into readings ( meter_id, value, unit, isOfficial, created_at) values(1,&quot; ;[.D16]; &quot;, 'kWh', &quot; ; [.$F16] ; &quot;,'&quot; ; TEXT([.$A16];&quot;yyyy-mm-dd&quot;) ; &quot;');&quot;)" office:value-type="string" office:string-value="insert into readings ( meter_id, value, unit, isOfficial, created_at) values(1,3115, 'kWh', 0,'2023-10-18');" calcext:value-type="string">
            <text:p>insert into readings ( meter_id, value, unit, isOfficial, created_at) values(1,3115, 'kWh', 0,'2023-10-18');</text:p>
          </table:table-cell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17" table:formula="of:=TEXT([.A17];&quot;yyyy-mm-dd&quot;)" office:value-type="string" office:string-value="2023-10-02" calcext:value-type="string">
            <text:p>2023-10-02</text:p>
          </table:table-cell>
          <table:table-cell table:style-name="ce19" office:value-type="float" office:value="3521" calcext:value-type="float">
            <text:p>3521</text:p>
          </table:table-cell>
          <table:table-cell table:style-name="ce19" office:value-type="float" office:value="3067" calcext:value-type="float">
            <text:p>306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7]; &quot;, 'kWh', &quot; ; [.F17] ; &quot;,'&quot; ; TEXT([.A17];&quot;yyyy-mm-dd&quot;) ; &quot;');&quot;)" office:value-type="string" office:string-value="insert into readings ( meter_id, value, unit, isOfficial, created_at) values(1,3521, 'kWh', 0,'2023-10-02');" calcext:value-type="string">
            <text:p>insert into readings ( meter_id, value, unit, isOfficial, created_at) values(1,3521, 'kWh', 0,'2023-10-02');</text:p>
          </table:table-cell>
          <table:table-cell table:style-name="ce21" table:formula="of:=COM.MICROSOFT.CONCAT( &quot;insert into readings ( meter_id, value, unit, isOfficial, created_at) values(1,&quot; ;[.D17]; &quot;, 'kWh', &quot; ; [.$F17] ; &quot;,'&quot; ; TEXT([.$A17];&quot;yyyy-mm-dd&quot;) ; &quot;');&quot;)" office:value-type="string" office:string-value="insert into readings ( meter_id, value, unit, isOfficial, created_at) values(1,3067, 'kWh', 0,'2023-10-02');" calcext:value-type="string">
            <text:p>insert into readings ( meter_id, value, unit, isOfficial, created_at) values(1,3067, 'kWh', 0,'2023-10-02');</text:p>
          </table:table-cell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17" table:formula="of:=TEXT([.A18];&quot;yyyy-mm-dd&quot;)" office:value-type="string" office:string-value="2023-09-19" calcext:value-type="string">
            <text:p>2023-09-19</text:p>
          </table:table-cell>
          <table:table-cell table:style-name="ce19" office:value-type="float" office:value="3477" calcext:value-type="float">
            <text:p>3477</text:p>
          </table:table-cell>
          <table:table-cell table:style-name="ce19" office:value-type="float" office:value="3017" calcext:value-type="float">
            <text:p>301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8]; &quot;, 'kWh', &quot; ; [.F18] ; &quot;,'&quot; ; TEXT([.A18];&quot;yyyy-mm-dd&quot;) ; &quot;');&quot;)" office:value-type="string" office:string-value="insert into readings ( meter_id, value, unit, isOfficial, created_at) values(1,3477, 'kWh', 0,'2023-09-19');" calcext:value-type="string">
            <text:p>insert into readings ( meter_id, value, unit, isOfficial, created_at) values(1,3477, 'kWh', 0,'2023-09-19');</text:p>
          </table:table-cell>
          <table:table-cell table:style-name="ce21" table:formula="of:=COM.MICROSOFT.CONCAT( &quot;insert into readings ( meter_id, value, unit, isOfficial, created_at) values(1,&quot; ;[.D18]; &quot;, 'kWh', &quot; ; [.$F18] ; &quot;,'&quot; ; TEXT([.$A18];&quot;yyyy-mm-dd&quot;) ; &quot;');&quot;)" office:value-type="string" office:string-value="insert into readings ( meter_id, value, unit, isOfficial, created_at) values(1,3017, 'kWh', 0,'2023-09-19');" calcext:value-type="string">
            <text:p>insert into readings ( meter_id, value, unit, isOfficial, created_at) values(1,3017, 'kWh', 0,'2023-09-19');</text:p>
          </table:table-cell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17" table:formula="of:=TEXT([.A19];&quot;yyyy-mm-dd&quot;)" office:value-type="string" office:string-value="2023-09-04" calcext:value-type="string">
            <text:p>2023-09-04</text:p>
          </table:table-cell>
          <table:table-cell table:style-name="ce19" office:value-type="float" office:value="3426" calcext:value-type="float">
            <text:p>3426</text:p>
          </table:table-cell>
          <table:table-cell table:style-name="ce19" office:value-type="float" office:value="2972" calcext:value-type="float">
            <text:p>297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1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19]; &quot;, 'kWh', &quot; ; [.F19] ; &quot;,'&quot; ; TEXT([.A19];&quot;yyyy-mm-dd&quot;) ; &quot;');&quot;)" office:value-type="string" office:string-value="insert into readings ( meter_id, value, unit, isOfficial, created_at) values(1,3426, 'kWh', 0,'2023-09-04');" calcext:value-type="string">
            <text:p>insert into readings ( meter_id, value, unit, isOfficial, created_at) values(1,3426, 'kWh', 0,'2023-09-04');</text:p>
          </table:table-cell>
          <table:table-cell table:style-name="ce21" table:formula="of:=COM.MICROSOFT.CONCAT( &quot;insert into readings ( meter_id, value, unit, isOfficial, created_at) values(1,&quot; ;[.D19]; &quot;, 'kWh', &quot; ; [.$F19] ; &quot;,'&quot; ; TEXT([.$A19];&quot;yyyy-mm-dd&quot;) ; &quot;');&quot;)" office:value-type="string" office:string-value="insert into readings ( meter_id, value, unit, isOfficial, created_at) values(1,2972, 'kWh', 0,'2023-09-04');" calcext:value-type="string">
            <text:p>insert into readings ( meter_id, value, unit, isOfficial, created_at) values(1,2972, 'kWh', 0,'2023-09-04');</text:p>
          </table:table-cell>
        </table:table-row>
        <table:table-row table:style-name="ro2">
          <table:table-cell table:style-name="ce2" office:value-type="date" office:date-value="2023-08-12" calcext:value-type="date">
            <text:p>2023-08-12</text:p>
          </table:table-cell>
          <table:table-cell table:style-name="ce17" table:formula="of:=TEXT([.A20];&quot;yyyy-mm-dd&quot;)" office:value-type="string" office:string-value="2023-08-12" calcext:value-type="string">
            <text:p>2023-08-12</text:p>
          </table:table-cell>
          <table:table-cell table:style-name="ce19" office:value-type="float" office:value="3356" calcext:value-type="float">
            <text:p>3356</text:p>
          </table:table-cell>
          <table:table-cell table:style-name="ce19" office:value-type="float" office:value="2899" calcext:value-type="float">
            <text:p>289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0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0]; &quot;, 'kWh', &quot; ; [.F20] ; &quot;,'&quot; ; TEXT([.A20];&quot;yyyy-mm-dd&quot;) ; &quot;');&quot;)" office:value-type="string" office:string-value="insert into readings ( meter_id, value, unit, isOfficial, created_at) values(1,3356, 'kWh', 0,'2023-08-12');" calcext:value-type="string">
            <text:p>insert into readings ( meter_id, value, unit, isOfficial, created_at) values(1,3356, 'kWh', 0,'2023-08-12');</text:p>
          </table:table-cell>
          <table:table-cell table:style-name="ce21" table:formula="of:=COM.MICROSOFT.CONCAT( &quot;insert into readings ( meter_id, value, unit, isOfficial, created_at) values(1,&quot; ;[.D20]; &quot;, 'kWh', &quot; ; [.$F20] ; &quot;,'&quot; ; TEXT([.$A20];&quot;yyyy-mm-dd&quot;) ; &quot;');&quot;)" office:value-type="string" office:string-value="insert into readings ( meter_id, value, unit, isOfficial, created_at) values(1,2899, 'kWh', 0,'2023-08-12');" calcext:value-type="string">
            <text:p>insert into readings ( meter_id, value, unit, isOfficial, created_at) values(1,2899, 'kWh', 0,'2023-08-12');</text:p>
          </table:table-cell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17" table:formula="of:=TEXT([.A21];&quot;yyyy-mm-dd&quot;)" office:value-type="string" office:string-value="2023-07-03" calcext:value-type="string">
            <text:p>2023-07-03</text:p>
          </table:table-cell>
          <table:table-cell table:style-name="ce19" office:value-type="float" office:value="3326" calcext:value-type="float">
            <text:p>3326</text:p>
          </table:table-cell>
          <table:table-cell table:style-name="ce19" office:value-type="float" office:value="2863" calcext:value-type="float">
            <text:p>28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1]; &quot;, 'kWh', &quot; ; [.F21] ; &quot;,'&quot; ; TEXT([.A21];&quot;yyyy-mm-dd&quot;) ; &quot;');&quot;)" office:value-type="string" office:string-value="insert into readings ( meter_id, value, unit, isOfficial, created_at) values(1,3326, 'kWh', 0,'2023-07-03');" calcext:value-type="string">
            <text:p>insert into readings ( meter_id, value, unit, isOfficial, created_at) values(1,3326, 'kWh', 0,'2023-07-03');</text:p>
          </table:table-cell>
          <table:table-cell table:style-name="ce21" table:formula="of:=COM.MICROSOFT.CONCAT( &quot;insert into readings ( meter_id, value, unit, isOfficial, created_at) values(1,&quot; ;[.D21]; &quot;, 'kWh', &quot; ; [.$F21] ; &quot;,'&quot; ; TEXT([.$A21];&quot;yyyy-mm-dd&quot;) ; &quot;');&quot;)" office:value-type="string" office:string-value="insert into readings ( meter_id, value, unit, isOfficial, created_at) values(1,2863, 'kWh', 0,'2023-07-03');" calcext:value-type="string">
            <text:p>insert into readings ( meter_id, value, unit, isOfficial, created_at) values(1,2863, 'kWh', 0,'2023-07-03');</text:p>
          </table:table-cell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17" table:formula="of:=TEXT([.A22];&quot;yyyy-mm-dd&quot;)" office:value-type="string" office:string-value="2023-06-13" calcext:value-type="string">
            <text:p>2023-06-13</text:p>
          </table:table-cell>
          <table:table-cell table:style-name="ce19" office:value-type="float" office:value="3265" calcext:value-type="float">
            <text:p>3265</text:p>
          </table:table-cell>
          <table:table-cell table:style-name="ce19" office:value-type="float" office:value="2793" calcext:value-type="float">
            <text:p>279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2]; &quot;, 'kWh', &quot; ; [.F22] ; &quot;,'&quot; ; TEXT([.A22];&quot;yyyy-mm-dd&quot;) ; &quot;');&quot;)" office:value-type="string" office:string-value="insert into readings ( meter_id, value, unit, isOfficial, created_at) values(1,3265, 'kWh', 0,'2023-06-13');" calcext:value-type="string">
            <text:p>insert into readings ( meter_id, value, unit, isOfficial, created_at) values(1,3265, 'kWh', 0,'2023-06-13');</text:p>
          </table:table-cell>
          <table:table-cell table:style-name="ce21" table:formula="of:=COM.MICROSOFT.CONCAT( &quot;insert into readings ( meter_id, value, unit, isOfficial, created_at) values(1,&quot; ;[.D22]; &quot;, 'kWh', &quot; ; [.$F22] ; &quot;,'&quot; ; TEXT([.$A22];&quot;yyyy-mm-dd&quot;) ; &quot;');&quot;)" office:value-type="string" office:string-value="insert into readings ( meter_id, value, unit, isOfficial, created_at) values(1,2793, 'kWh', 0,'2023-06-13');" calcext:value-type="string">
            <text:p>insert into readings ( meter_id, value, unit, isOfficial, created_at) values(1,2793, 'kWh', 0,'2023-06-13');</text:p>
          </table:table-cell>
        </table:table-row>
        <table:table-row table:style-name="ro2">
          <table:table-cell table:style-name="ce2" office:value-type="date" office:date-value="2023-05-28" calcext:value-type="date">
            <text:p>2023-05-28</text:p>
          </table:table-cell>
          <table:table-cell table:style-name="ce17" table:formula="of:=TEXT([.A23];&quot;yyyy-mm-dd&quot;)" office:value-type="string" office:string-value="2023-05-28" calcext:value-type="string">
            <text:p>2023-05-28</text:p>
          </table:table-cell>
          <table:table-cell table:style-name="ce19" office:value-type="float" office:value="3204" calcext:value-type="float">
            <text:p>3204</text:p>
          </table:table-cell>
          <table:table-cell table:style-name="ce19" office:value-type="float" office:value="2732" calcext:value-type="float">
            <text:p>273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3]; &quot;, 'kWh', &quot; ; [.F23] ; &quot;,'&quot; ; TEXT([.A23];&quot;yyyy-mm-dd&quot;) ; &quot;');&quot;)" office:value-type="string" office:string-value="insert into readings ( meter_id, value, unit, isOfficial, created_at) values(1,3204, 'kWh', 0,'2023-05-28');" calcext:value-type="string">
            <text:p>insert into readings ( meter_id, value, unit, isOfficial, created_at) values(1,3204, 'kWh', 0,'2023-05-28');</text:p>
          </table:table-cell>
          <table:table-cell table:style-name="ce21" table:formula="of:=COM.MICROSOFT.CONCAT( &quot;insert into readings ( meter_id, value, unit, isOfficial, created_at) values(1,&quot; ;[.D23]; &quot;, 'kWh', &quot; ; [.$F23] ; &quot;,'&quot; ; TEXT([.$A23];&quot;yyyy-mm-dd&quot;) ; &quot;');&quot;)" office:value-type="string" office:string-value="insert into readings ( meter_id, value, unit, isOfficial, created_at) values(1,2732, 'kWh', 0,'2023-05-28');" calcext:value-type="string">
            <text:p>insert into readings ( meter_id, value, unit, isOfficial, created_at) values(1,2732, 'kWh', 0,'2023-05-28');</text:p>
          </table:table-cell>
        </table:table-row>
        <table:table-row table:style-name="ro2">
          <table:table-cell table:style-name="ce2" office:value-type="date" office:date-value="2023-05-20" calcext:value-type="date">
            <text:p>2023-05-20</text:p>
          </table:table-cell>
          <table:table-cell table:style-name="ce17" table:formula="of:=TEXT([.A24];&quot;yyyy-mm-dd&quot;)" office:value-type="string" office:string-value="2023-05-20" calcext:value-type="string">
            <text:p>2023-05-20</text:p>
          </table:table-cell>
          <table:table-cell table:style-name="ce19" office:value-type="float" office:value="3175" calcext:value-type="float">
            <text:p>3175</text:p>
          </table:table-cell>
          <table:table-cell table:style-name="ce19" office:value-type="float" office:value="2704" calcext:value-type="float">
            <text:p>270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4]; &quot;, 'kWh', &quot; ; [.F24] ; &quot;,'&quot; ; TEXT([.A24];&quot;yyyy-mm-dd&quot;) ; &quot;');&quot;)" office:value-type="string" office:string-value="insert into readings ( meter_id, value, unit, isOfficial, created_at) values(1,3175, 'kWh', 0,'2023-05-20');" calcext:value-type="string">
            <text:p>insert into readings ( meter_id, value, unit, isOfficial, created_at) values(1,3175, 'kWh', 0,'2023-05-20');</text:p>
          </table:table-cell>
          <table:table-cell table:style-name="ce21" table:formula="of:=COM.MICROSOFT.CONCAT( &quot;insert into readings ( meter_id, value, unit, isOfficial, created_at) values(1,&quot; ;[.D24]; &quot;, 'kWh', &quot; ; [.$F24] ; &quot;,'&quot; ; TEXT([.$A24];&quot;yyyy-mm-dd&quot;) ; &quot;');&quot;)" office:value-type="string" office:string-value="insert into readings ( meter_id, value, unit, isOfficial, created_at) values(1,2704, 'kWh', 0,'2023-05-20');" calcext:value-type="string">
            <text:p>insert into readings ( meter_id, value, unit, isOfficial, created_at) values(1,2704, 'kWh', 0,'2023-05-20');</text:p>
          </table:table-cell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17" table:formula="of:=TEXT([.A25];&quot;yyyy-mm-dd&quot;)" office:value-type="string" office:string-value="2023-05-10" calcext:value-type="string">
            <text:p>2023-05-10</text:p>
          </table:table-cell>
          <table:table-cell table:style-name="ce19" office:value-type="float" office:value="3128" calcext:value-type="float">
            <text:p>3128</text:p>
          </table:table-cell>
          <table:table-cell table:style-name="ce19" office:value-type="float" office:value="2663" calcext:value-type="float">
            <text:p>26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5]; &quot;, 'kWh', &quot; ; [.F25] ; &quot;,'&quot; ; TEXT([.A25];&quot;yyyy-mm-dd&quot;) ; &quot;');&quot;)" office:value-type="string" office:string-value="insert into readings ( meter_id, value, unit, isOfficial, created_at) values(1,3128, 'kWh', 0,'2023-05-10');" calcext:value-type="string">
            <text:p>insert into readings ( meter_id, value, unit, isOfficial, created_at) values(1,3128, 'kWh', 0,'2023-05-10');</text:p>
          </table:table-cell>
          <table:table-cell table:style-name="ce21" table:formula="of:=COM.MICROSOFT.CONCAT( &quot;insert into readings ( meter_id, value, unit, isOfficial, created_at) values(1,&quot; ;[.D25]; &quot;, 'kWh', &quot; ; [.$F25] ; &quot;,'&quot; ; TEXT([.$A25];&quot;yyyy-mm-dd&quot;) ; &quot;');&quot;)" office:value-type="string" office:string-value="insert into readings ( meter_id, value, unit, isOfficial, created_at) values(1,2663, 'kWh', 0,'2023-05-10');" calcext:value-type="string">
            <text:p>insert into readings ( meter_id, value, unit, isOfficial, created_at) values(1,2663, 'kWh', 0,'2023-05-10');</text:p>
          </table:table-cell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17" table:formula="of:=TEXT([.A26];&quot;yyyy-mm-dd&quot;)" office:value-type="string" office:string-value="2023-05-02" calcext:value-type="string">
            <text:p>2023-05-02</text:p>
          </table:table-cell>
          <table:table-cell table:style-name="ce19" office:value-type="float" office:value="3099" calcext:value-type="float">
            <text:p>3099</text:p>
          </table:table-cell>
          <table:table-cell table:style-name="ce19" office:value-type="float" office:value="2637" calcext:value-type="float">
            <text:p>2637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6]; &quot;, 'kWh', &quot; ; [.F26] ; &quot;,'&quot; ; TEXT([.A26];&quot;yyyy-mm-dd&quot;) ; &quot;');&quot;)" office:value-type="string" office:string-value="insert into readings ( meter_id, value, unit, isOfficial, created_at) values(1,3099, 'kWh', 0,'2023-05-02');" calcext:value-type="string">
            <text:p>insert into readings ( meter_id, value, unit, isOfficial, created_at) values(1,3099, 'kWh', 0,'2023-05-02');</text:p>
          </table:table-cell>
          <table:table-cell table:style-name="ce21" table:formula="of:=COM.MICROSOFT.CONCAT( &quot;insert into readings ( meter_id, value, unit, isOfficial, created_at) values(1,&quot; ;[.D26]; &quot;, 'kWh', &quot; ; [.$F26] ; &quot;,'&quot; ; TEXT([.$A26];&quot;yyyy-mm-dd&quot;) ; &quot;');&quot;)" office:value-type="string" office:string-value="insert into readings ( meter_id, value, unit, isOfficial, created_at) values(1,2637, 'kWh', 0,'2023-05-02');" calcext:value-type="string">
            <text:p>insert into readings ( meter_id, value, unit, isOfficial, created_at) values(1,2637, 'kWh', 0,'2023-05-02');</text:p>
          </table:table-cell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17" table:formula="of:=TEXT([.A27];&quot;yyyy-mm-dd&quot;)" office:value-type="string" office:string-value="2023-04-25" calcext:value-type="string">
            <text:p>2023-04-25</text:p>
          </table:table-cell>
          <table:table-cell table:style-name="ce19" office:value-type="float" office:value="3063" calcext:value-type="float">
            <text:p>3063</text:p>
          </table:table-cell>
          <table:table-cell table:style-name="ce19" office:value-type="float" office:value="2614" calcext:value-type="float">
            <text:p>2614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7]; &quot;, 'kWh', &quot; ; [.F27] ; &quot;,'&quot; ; TEXT([.A27];&quot;yyyy-mm-dd&quot;) ; &quot;');&quot;)" office:value-type="string" office:string-value="insert into readings ( meter_id, value, unit, isOfficial, created_at) values(1,3063, 'kWh', 0,'2023-04-25');" calcext:value-type="string">
            <text:p>insert into readings ( meter_id, value, unit, isOfficial, created_at) values(1,3063, 'kWh', 0,'2023-04-25');</text:p>
          </table:table-cell>
          <table:table-cell table:style-name="ce21" table:formula="of:=COM.MICROSOFT.CONCAT( &quot;insert into readings ( meter_id, value, unit, isOfficial, created_at) values(1,&quot; ;[.D27]; &quot;, 'kWh', &quot; ; [.$F27] ; &quot;,'&quot; ; TEXT([.$A27];&quot;yyyy-mm-dd&quot;) ; &quot;');&quot;)" office:value-type="string" office:string-value="insert into readings ( meter_id, value, unit, isOfficial, created_at) values(1,2614, 'kWh', 0,'2023-04-25');" calcext:value-type="string">
            <text:p>insert into readings ( meter_id, value, unit, isOfficial, created_at) values(1,2614, 'kWh', 0,'2023-04-25');</text:p>
          </table:table-cell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17" table:formula="of:=TEXT([.A28];&quot;yyyy-mm-dd&quot;)" office:value-type="string" office:string-value="2023-04-13" calcext:value-type="string">
            <text:p>2023-04-13</text:p>
          </table:table-cell>
          <table:table-cell table:style-name="ce19" office:value-type="float" office:value="3024" calcext:value-type="float">
            <text:p>3024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8]; &quot;, 'kWh', &quot; ; [.F28] ; &quot;,'&quot; ; TEXT([.A28];&quot;yyyy-mm-dd&quot;) ; &quot;');&quot;)" office:value-type="string" office:string-value="insert into readings ( meter_id, value, unit, isOfficial, created_at) values(1,3024, 'kWh', 0,'2023-04-13');" calcext:value-type="string">
            <text:p>insert into readings ( meter_id, value, unit, isOfficial, created_at) values(1,3024, 'kWh', 0,'2023-04-13');</text:p>
          </table:table-cell>
          <table:table-cell table:style-name="ce21" table:formula="of:=COM.MICROSOFT.CONCAT( &quot;insert into readings ( meter_id, value, unit, isOfficial, created_at) values(1,&quot; ;[.D28]; &quot;, 'kWh', &quot; ; [.$F28] ; &quot;,'&quot; ; TEXT([.$A28];&quot;yyyy-mm-dd&quot;) ; &quot;');&quot;)" office:value-type="string" office:string-value="insert into readings ( meter_id, value, unit, isOfficial, created_at) values(1,2563, 'kWh', 0,'2023-04-13');" calcext:value-type="string">
            <text:p>insert into readings ( meter_id, value, unit, isOfficial, created_at) values(1,2563, 'kWh', 0,'2023-04-13');</text:p>
          </table:table-cell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17" table:formula="of:=TEXT([.A29];&quot;yyyy-mm-dd&quot;)" office:value-type="string" office:string-value="2023-04-06" calcext:value-type="string">
            <text:p>2023-04-06</text:p>
          </table:table-cell>
          <table:table-cell table:style-name="ce19" office:value-type="float" office:value="2996" calcext:value-type="float">
            <text:p>2996</text:p>
          </table:table-cell>
          <table:table-cell table:style-name="ce19" office:value-type="float" office:value="2538" calcext:value-type="float">
            <text:p>253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29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29]; &quot;, 'kWh', &quot; ; [.F29] ; &quot;,'&quot; ; TEXT([.A29];&quot;yyyy-mm-dd&quot;) ; &quot;');&quot;)" office:value-type="string" office:string-value="insert into readings ( meter_id, value, unit, isOfficial, created_at) values(1,2996, 'kWh', 0,'2023-04-06');" calcext:value-type="string">
            <text:p>insert into readings ( meter_id, value, unit, isOfficial, created_at) values(1,2996, 'kWh', 0,'2023-04-06');</text:p>
          </table:table-cell>
          <table:table-cell table:style-name="ce21" table:formula="of:=COM.MICROSOFT.CONCAT( &quot;insert into readings ( meter_id, value, unit, isOfficial, created_at) values(1,&quot; ;[.D29]; &quot;, 'kWh', &quot; ; [.$F29] ; &quot;,'&quot; ; TEXT([.$A29];&quot;yyyy-mm-dd&quot;) ; &quot;');&quot;)" office:value-type="string" office:string-value="insert into readings ( meter_id, value, unit, isOfficial, created_at) values(1,2538, 'kWh', 0,'2023-04-06');" calcext:value-type="string">
            <text:p>insert into readings ( meter_id, value, unit, isOfficial, created_at) values(1,2538, 'kWh', 0,'2023-04-06');</text:p>
          </table:table-cell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17" table:formula="of:=TEXT([.A30];&quot;yyyy-mm-dd&quot;)" office:value-type="string" office:string-value="2023-03-31" calcext:value-type="string">
            <text:p>2023-03-31</text:p>
          </table:table-cell>
          <table:table-cell table:style-name="ce19" office:value-type="float" office:value="2975" calcext:value-type="float">
            <text:p>2975</text:p>
          </table:table-cell>
          <table:table-cell table:style-name="ce19" office:value-type="float" office:value="2510" calcext:value-type="float">
            <text:p>2510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0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0]; &quot;, 'kWh', &quot; ; [.F30] ; &quot;,'&quot; ; TEXT([.A30];&quot;yyyy-mm-dd&quot;) ; &quot;');&quot;)" office:value-type="string" office:string-value="insert into readings ( meter_id, value, unit, isOfficial, created_at) values(1,2975, 'kWh', 0,'2023-03-31');" calcext:value-type="string">
            <text:p>insert into readings ( meter_id, value, unit, isOfficial, created_at) values(1,2975, 'kWh', 0,'2023-03-31');</text:p>
          </table:table-cell>
          <table:table-cell table:style-name="ce21" table:formula="of:=COM.MICROSOFT.CONCAT( &quot;insert into readings ( meter_id, value, unit, isOfficial, created_at) values(1,&quot; ;[.D30]; &quot;, 'kWh', &quot; ; [.$F30] ; &quot;,'&quot; ; TEXT([.$A30];&quot;yyyy-mm-dd&quot;) ; &quot;');&quot;)" office:value-type="string" office:string-value="insert into readings ( meter_id, value, unit, isOfficial, created_at) values(1,2510, 'kWh', 0,'2023-03-31');" calcext:value-type="string">
            <text:p>insert into readings ( meter_id, value, unit, isOfficial, created_at) values(1,2510, 'kWh', 0,'2023-03-31');</text:p>
          </table:table-cell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17" table:formula="of:=TEXT([.A31];&quot;yyyy-mm-dd&quot;)" office:value-type="string" office:string-value="2023-03-17" calcext:value-type="string">
            <text:p>2023-03-17</text:p>
          </table:table-cell>
          <table:table-cell table:style-name="ce19" office:value-type="float" office:value="2931" calcext:value-type="float">
            <text:p>2931</text:p>
          </table:table-cell>
          <table:table-cell table:style-name="ce19" office:value-type="float" office:value="2470" calcext:value-type="float">
            <text:p>2470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1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1]; &quot;, 'kWh', &quot; ; [.F31] ; &quot;,'&quot; ; TEXT([.A31];&quot;yyyy-mm-dd&quot;) ; &quot;');&quot;)" office:value-type="string" office:string-value="insert into readings ( meter_id, value, unit, isOfficial, created_at) values(1,2931, 'kWh', 0,'2023-03-17');" calcext:value-type="string">
            <text:p>insert into readings ( meter_id, value, unit, isOfficial, created_at) values(1,2931, 'kWh', 0,'2023-03-17');</text:p>
          </table:table-cell>
          <table:table-cell table:style-name="ce21" table:formula="of:=COM.MICROSOFT.CONCAT( &quot;insert into readings ( meter_id, value, unit, isOfficial, created_at) values(1,&quot; ;[.D31]; &quot;, 'kWh', &quot; ; [.$F31] ; &quot;,'&quot; ; TEXT([.$A31];&quot;yyyy-mm-dd&quot;) ; &quot;');&quot;)" office:value-type="string" office:string-value="insert into readings ( meter_id, value, unit, isOfficial, created_at) values(1,2470, 'kWh', 0,'2023-03-17');" calcext:value-type="string">
            <text:p>insert into readings ( meter_id, value, unit, isOfficial, created_at) values(1,2470, 'kWh', 0,'2023-03-17');</text:p>
          </table:table-cell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17" table:formula="of:=TEXT([.A32];&quot;yyyy-mm-dd&quot;)" office:value-type="string" office:string-value="2023-03-10" calcext:value-type="string">
            <text:p>2023-03-10</text:p>
          </table:table-cell>
          <table:table-cell table:style-name="ce19" office:value-type="float" office:value="2905" calcext:value-type="float">
            <text:p>2905</text:p>
          </table:table-cell>
          <table:table-cell table:style-name="ce19" office:value-type="float" office:value="2441" calcext:value-type="float">
            <text:p>2441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2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2]; &quot;, 'kWh', &quot; ; [.F32] ; &quot;,'&quot; ; TEXT([.A32];&quot;yyyy-mm-dd&quot;) ; &quot;');&quot;)" office:value-type="string" office:string-value="insert into readings ( meter_id, value, unit, isOfficial, created_at) values(1,2905, 'kWh', 0,'2023-03-10');" calcext:value-type="string">
            <text:p>insert into readings ( meter_id, value, unit, isOfficial, created_at) values(1,2905, 'kWh', 0,'2023-03-10');</text:p>
          </table:table-cell>
          <table:table-cell table:style-name="ce21" table:formula="of:=COM.MICROSOFT.CONCAT( &quot;insert into readings ( meter_id, value, unit, isOfficial, created_at) values(1,&quot; ;[.D32]; &quot;, 'kWh', &quot; ; [.$F32] ; &quot;,'&quot; ; TEXT([.$A32];&quot;yyyy-mm-dd&quot;) ; &quot;');&quot;)" office:value-type="string" office:string-value="insert into readings ( meter_id, value, unit, isOfficial, created_at) values(1,2441, 'kWh', 0,'2023-03-10');" calcext:value-type="string">
            <text:p>insert into readings ( meter_id, value, unit, isOfficial, created_at) values(1,2441, 'kWh', 0,'2023-03-10');</text:p>
          </table:table-cell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17" table:formula="of:=TEXT([.A33];&quot;yyyy-mm-dd&quot;)" office:value-type="string" office:string-value="2023-03-02" calcext:value-type="string">
            <text:p>2023-03-02</text:p>
          </table:table-cell>
          <table:table-cell table:style-name="ce19" office:value-type="float" office:value="2885" calcext:value-type="float">
            <text:p>2885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3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3]; &quot;, 'kWh', &quot; ; [.F33] ; &quot;,'&quot; ; TEXT([.A33];&quot;yyyy-mm-dd&quot;) ; &quot;');&quot;)" office:value-type="string" office:string-value="insert into readings ( meter_id, value, unit, isOfficial, created_at) values(1,2885, 'kWh', 0,'2023-03-02');" calcext:value-type="string">
            <text:p>insert into readings ( meter_id, value, unit, isOfficial, created_at) values(1,2885, 'kWh', 0,'2023-03-02');</text:p>
          </table:table-cell>
          <table:table-cell table:style-name="ce21" table:formula="of:=COM.MICROSOFT.CONCAT( &quot;insert into readings ( meter_id, value, unit, isOfficial, created_at) values(1,&quot; ;[.D33]; &quot;, 'kWh', &quot; ; [.$F33] ; &quot;,'&quot; ; TEXT([.$A33];&quot;yyyy-mm-dd&quot;) ; &quot;');&quot;)" office:value-type="string" office:string-value="insert into readings ( meter_id, value, unit, isOfficial, created_at) values(1,2412, 'kWh', 0,'2023-03-02');" calcext:value-type="string">
            <text:p>insert into readings ( meter_id, value, unit, isOfficial, created_at) values(1,2412, 'kWh', 0,'2023-03-02');</text:p>
          </table:table-cell>
        </table:table-row>
        <table:table-row table:style-name="ro2">
          <table:table-cell table:style-name="ce2" office:value-type="date" office:date-value="2023-02-26" calcext:value-type="date">
            <text:p>2023-02-26</text:p>
          </table:table-cell>
          <table:table-cell table:style-name="ce17" table:formula="of:=TEXT([.A34];&quot;yyyy-mm-dd&quot;)" office:value-type="string" office:string-value="2023-02-26" calcext:value-type="string">
            <text:p>2023-02-26</text:p>
          </table:table-cell>
          <table:table-cell table:style-name="ce19" office:value-type="float" office:value="2864" calcext:value-type="float">
            <text:p>2864</text:p>
          </table:table-cell>
          <table:table-cell table:style-name="ce19" office:value-type="float" office:value="2403" calcext:value-type="float">
            <text:p>2403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4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4]; &quot;, 'kWh', &quot; ; [.F34] ; &quot;,'&quot; ; TEXT([.A34];&quot;yyyy-mm-dd&quot;) ; &quot;');&quot;)" office:value-type="string" office:string-value="insert into readings ( meter_id, value, unit, isOfficial, created_at) values(1,2864, 'kWh', 0,'2023-02-26');" calcext:value-type="string">
            <text:p>insert into readings ( meter_id, value, unit, isOfficial, created_at) values(1,2864, 'kWh', 0,'2023-02-26');</text:p>
          </table:table-cell>
          <table:table-cell table:style-name="ce21" table:formula="of:=COM.MICROSOFT.CONCAT( &quot;insert into readings ( meter_id, value, unit, isOfficial, created_at) values(1,&quot; ;[.D34]; &quot;, 'kWh', &quot; ; [.$F34] ; &quot;,'&quot; ; TEXT([.$A34];&quot;yyyy-mm-dd&quot;) ; &quot;');&quot;)" office:value-type="string" office:string-value="insert into readings ( meter_id, value, unit, isOfficial, created_at) values(1,2403, 'kWh', 0,'2023-02-26');" calcext:value-type="string">
            <text:p>insert into readings ( meter_id, value, unit, isOfficial, created_at) values(1,2403, 'kWh', 0,'2023-02-26');</text:p>
          </table:table-cell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17" table:formula="of:=TEXT([.A35];&quot;yyyy-mm-dd&quot;)" office:value-type="string" office:string-value="2023-02-22" calcext:value-type="string">
            <text:p>2023-02-22</text:p>
          </table:table-cell>
          <table:table-cell table:style-name="ce19" office:value-type="float" office:value="2855" calcext:value-type="float">
            <text:p>2855</text:p>
          </table:table-cell>
          <table:table-cell table:style-name="ce19" office:value-type="float" office:value="2389" calcext:value-type="float">
            <text:p>2389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5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5]; &quot;, 'kWh', &quot; ; [.F35] ; &quot;,'&quot; ; TEXT([.A35];&quot;yyyy-mm-dd&quot;) ; &quot;');&quot;)" office:value-type="string" office:string-value="insert into readings ( meter_id, value, unit, isOfficial, created_at) values(1,2855, 'kWh', 0,'2023-02-22');" calcext:value-type="string">
            <text:p>insert into readings ( meter_id, value, unit, isOfficial, created_at) values(1,2855, 'kWh', 0,'2023-02-22');</text:p>
          </table:table-cell>
          <table:table-cell table:style-name="ce21" table:formula="of:=COM.MICROSOFT.CONCAT( &quot;insert into readings ( meter_id, value, unit, isOfficial, created_at) values(1,&quot; ;[.D35]; &quot;, 'kWh', &quot; ; [.$F35] ; &quot;,'&quot; ; TEXT([.$A35];&quot;yyyy-mm-dd&quot;) ; &quot;');&quot;)" office:value-type="string" office:string-value="insert into readings ( meter_id, value, unit, isOfficial, created_at) values(1,2389, 'kWh', 0,'2023-02-22');" calcext:value-type="string">
            <text:p>insert into readings ( meter_id, value, unit, isOfficial, created_at) values(1,2389, 'kWh', 0,'2023-02-22');</text:p>
          </table:table-cell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17" table:formula="of:=TEXT([.A36];&quot;yyyy-mm-dd&quot;)" office:value-type="string" office:string-value="2023-02-14" calcext:value-type="string">
            <text:p>2023-02-14</text:p>
          </table:table-cell>
          <table:table-cell table:style-name="ce19" office:value-type="float" office:value="2824" calcext:value-type="float">
            <text:p>2824</text:p>
          </table:table-cell>
          <table:table-cell table:style-name="ce19" office:value-type="float" office:value="2365" calcext:value-type="float">
            <text:p>2365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6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6]; &quot;, 'kWh', &quot; ; [.F36] ; &quot;,'&quot; ; TEXT([.A36];&quot;yyyy-mm-dd&quot;) ; &quot;');&quot;)" office:value-type="string" office:string-value="insert into readings ( meter_id, value, unit, isOfficial, created_at) values(1,2824, 'kWh', 0,'2023-02-14');" calcext:value-type="string">
            <text:p>insert into readings ( meter_id, value, unit, isOfficial, created_at) values(1,2824, 'kWh', 0,'2023-02-14');</text:p>
          </table:table-cell>
          <table:table-cell table:style-name="ce21" table:formula="of:=COM.MICROSOFT.CONCAT( &quot;insert into readings ( meter_id, value, unit, isOfficial, created_at) values(1,&quot; ;[.D36]; &quot;, 'kWh', &quot; ; [.$F36] ; &quot;,'&quot; ; TEXT([.$A36];&quot;yyyy-mm-dd&quot;) ; &quot;');&quot;)" office:value-type="string" office:string-value="insert into readings ( meter_id, value, unit, isOfficial, created_at) values(1,2365, 'kWh', 0,'2023-02-14');" calcext:value-type="string">
            <text:p>insert into readings ( meter_id, value, unit, isOfficial, created_at) values(1,2365, 'kWh', 0,'2023-02-14');</text:p>
          </table:table-cell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17" table:formula="of:=TEXT([.A37];&quot;yyyy-mm-dd&quot;)" office:value-type="string" office:string-value="2023-02-10" calcext:value-type="string">
            <text:p>2023-02-10</text:p>
          </table:table-cell>
          <table:table-cell table:style-name="ce19" office:value-type="float" office:value="2811" calcext:value-type="float">
            <text:p>2811</text:p>
          </table:table-cell>
          <table:table-cell table:style-name="ce19" office:value-type="float" office:value="2348" calcext:value-type="float">
            <text:p>2348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7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7]; &quot;, 'kWh', &quot; ; [.F37] ; &quot;,'&quot; ; TEXT([.A37];&quot;yyyy-mm-dd&quot;) ; &quot;');&quot;)" office:value-type="string" office:string-value="insert into readings ( meter_id, value, unit, isOfficial, created_at) values(1,2811, 'kWh', 0,'2023-02-10');" calcext:value-type="string">
            <text:p>insert into readings ( meter_id, value, unit, isOfficial, created_at) values(1,2811, 'kWh', 0,'2023-02-10');</text:p>
          </table:table-cell>
          <table:table-cell table:style-name="ce21" table:formula="of:=COM.MICROSOFT.CONCAT( &quot;insert into readings ( meter_id, value, unit, isOfficial, created_at) values(1,&quot; ;[.D37]; &quot;, 'kWh', &quot; ; [.$F37] ; &quot;,'&quot; ; TEXT([.$A37];&quot;yyyy-mm-dd&quot;) ; &quot;');&quot;)" office:value-type="string" office:string-value="insert into readings ( meter_id, value, unit, isOfficial, created_at) values(1,2348, 'kWh', 0,'2023-02-10');" calcext:value-type="string">
            <text:p>insert into readings ( meter_id, value, unit, isOfficial, created_at) values(1,2348, 'kWh', 0,'2023-02-10');</text:p>
          </table:table-cell>
        </table:table-row>
        <table:table-row table:style-name="ro2">
          <table:table-cell table:style-name="ce2" office:value-type="date" office:date-value="2023-01-02" calcext:value-type="date">
            <text:p>2023-01-02</text:p>
          </table:table-cell>
          <table:table-cell table:style-name="ce17" table:formula="of:=TEXT([.A38];&quot;yyyy-mm-dd&quot;)" office:value-type="string" office:string-value="2023-01-02" calcext:value-type="string">
            <text:p>2023-01-02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2266" calcext:value-type="float">
            <text:p>2266</text:p>
          </table:table-cell>
          <table:table-cell table:style-name="ce19" office:value-type="string" calcext:value-type="string">
            <text:p>Par vous</text:p>
          </table:table-cell>
          <table:table-cell table:style-name="ce19" table:formula="of:=IF(EXACT([.E38];&quot;Par vous&quot;);0;1)" office:value-type="float" office:value="0" calcext:value-type="float">
            <text:p>0</text:p>
          </table:table-cell>
          <table:table-cell table:style-name="ce21" table:formula="of:=COM.MICROSOFT.CONCAT( &quot;insert into readings ( meter_id, value, unit, isOfficial, created_at) values(1,&quot; ;[.C38]; &quot;, 'kWh', &quot; ; [.F38] ; &quot;,'&quot; ; TEXT([.A38];&quot;yyyy-mm-dd&quot;) ; &quot;');&quot;)" office:value-type="string" office:string-value="insert into readings ( meter_id, value, unit, isOfficial, created_at) values(1,2727, 'kWh', 0,'2023-01-02');" calcext:value-type="string">
            <text:p>insert into readings ( meter_id, value, unit, isOfficial, created_at) values(1,2727, 'kWh', 0,'2023-01-02');</text:p>
          </table:table-cell>
          <table:table-cell table:style-name="ce21" table:formula="of:=COM.MICROSOFT.CONCAT( &quot;insert into readings ( meter_id, value, unit, isOfficial, created_at) values(1,&quot; ;[.D38]; &quot;, 'kWh', &quot; ; [.$F38] ; &quot;,'&quot; ; TEXT([.$A38];&quot;yyyy-mm-dd&quot;) ; &quot;');&quot;)" office:value-type="string" office:string-value="insert into readings ( meter_id, value, unit, isOfficial, created_at) values(1,2266, 'kWh', 0,'2023-01-02');" calcext:value-type="string">
            <text:p>insert into readings ( meter_id, value, unit, isOfficial, created_at) values(1,2266, 'kWh', 0,'2023-01-02');</text:p>
          </table:table-cell>
        </table:table-row>
        <table:table-row table:style-name="ro3">
          <table:table-cell table:style-name="ce2" office:value-type="date" office:date-value="2023-01-01" calcext:value-type="date">
            <text:p>2023-01-01</text:p>
          </table:table-cell>
          <table:table-cell table:style-name="ce17" table:formula="of:=TEXT([.A39];&quot;yyyy-mm-dd&quot;)" office:value-type="string" office:string-value="2023-01-01" calcext:value-type="string">
            <text:p>2023-01-01</text:p>
          </table:table-cell>
          <table:table-cell table:style-name="ce19" office:value-type="float" office:value="2727" calcext:value-type="float">
            <text:p>2727</text:p>
          </table:table-cell>
          <table:table-cell table:style-name="ce19" office:value-type="float" office:value="2265" calcext:value-type="float">
            <text:p>2265</text:p>
          </table:table-cell>
          <table:table-cell table:style-name="ce19" office:value-type="string" calcext:value-type="string">
            <text:p>Officiellement</text:p>
          </table:table-cell>
          <table:table-cell table:style-name="ce19" table:formula="of:=IF(EXACT([.E39];&quot;Par vous&quot;);0;1)" office:value-type="float" office:value="1" calcext:value-type="float">
            <text:p>1</text:p>
          </table:table-cell>
          <table:table-cell table:style-name="ce21" table:formula="of:=COM.MICROSOFT.CONCAT( &quot;insert into readings ( meter_id, value, unit, isOfficial, created_at) values(1,&quot; ;[.C39]; &quot;, 'kWh', &quot; ; [.F39] ; &quot;,'&quot; ; TEXT([.A39];&quot;yyyy-mm-dd&quot;) ; &quot;');&quot;)" office:value-type="string" office:string-value="insert into readings ( meter_id, value, unit, isOfficial, created_at) values(1,2727, 'kWh', 1,'2023-01-01');" calcext:value-type="string">
            <text:p>insert into readings ( meter_id, value, unit, isOfficial, created_at) values(1,2727, 'kWh', 1,'2023-01-01');</text:p>
          </table:table-cell>
          <table:table-cell table:style-name="ce21" table:formula="of:=COM.MICROSOFT.CONCAT( &quot;insert into readings ( meter_id, value, unit, isOfficial, created_at) values(1,&quot; ;[.D39]; &quot;, 'kWh', &quot; ; [.$F39] ; &quot;,'&quot; ; TEXT([.$A39];&quot;yyyy-mm-dd&quot;) ; &quot;');&quot;)" office:value-type="string" office:string-value="insert into readings ( meter_id, value, unit, isOfficial, created_at) values(1,2265, 'kWh', 1,'2023-01-01');" calcext:value-type="string">
            <text:p>insert into readings ( meter_id, value, unit, isOfficial, created_at) values(1,2265, 'kWh', 1,'2023-01-01');</text:p>
          </table:table-cell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az¨" table:style-name="ta1">
        <table:table-column table:style-name="co1" table:default-cell-style-name="ce17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Default"/>
        <table:table-row table:style-name="ro4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relevé de compteur m³ (n° 022438702) </text:p>
          </table:table-cell>
          <table:table-cell table:style-name="ce18" office:value-type="string" calcext:value-type="string">
            <text:p>Type </text:p>
          </table:table-cell>
          <table:table-cell table:style-name="ce20"/>
          <table:table-cell/>
        </table:table-row>
        <table:table-row table:style-name="ro2">
          <table:table-cell office:value-type="date" office:date-value="2024-06-14" calcext:value-type="date">
            <text:p>14/06/24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Par vous</text:p>
          </table:table-cell>
          <table:table-cell table:formula="of:=IF(EXACT([.C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]; &quot;,&quot; ; [.D2] ; &quot;,'&quot; ; TEXT([.A2];&quot;yyyy-mm-dd&quot;) ; &quot;');&quot;)" office:value-type="string" office:string-value="insert into readings (unit_id, meter_id, value, isOfficial, created_at) values(1,2,26132,0,'2024-06-14');" calcext:value-type="string">
            <text:p>insert into readings (unit_id, meter_id, value, isOfficial, created_at) values(1,2,26132,0,'2024-06-14');</text:p>
          </table:table-cell>
        </table:table-row>
        <table:table-row table:style-name="ro2">
          <table:table-cell office:value-type="date" office:date-value="2024-05-25" calcext:value-type="date">
            <text:p>25/05/24</text:p>
          </table:table-cell>
          <table:table-cell office:value-type="float" office:value="26092" calcext:value-type="float">
            <text:p>26092</text:p>
          </table:table-cell>
          <table:table-cell office:value-type="string" calcext:value-type="string">
            <text:p>Par vous</text:p>
          </table:table-cell>
          <table:table-cell table:formula="of:=IF(EXACT([.C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]; &quot;,&quot; ; [.D3] ; &quot;,'&quot; ; TEXT([.A3];&quot;yyyy-mm-dd&quot;) ; &quot;');&quot;)" office:value-type="string" office:string-value="insert into readings (unit_id, meter_id, value, isOfficial, created_at) values(1,2,26092,0,'2024-05-25');" calcext:value-type="string">
            <text:p>insert into readings (unit_id, meter_id, value, isOfficial, created_at) values(1,2,26092,0,'2024-05-25');</text:p>
          </table:table-cell>
        </table:table-row>
        <table:table-row table:style-name="ro2">
          <table:table-cell office:value-type="date" office:date-value="2024-04-24" calcext:value-type="date">
            <text:p>24/04/24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Par vous</text:p>
          </table:table-cell>
          <table:table-cell table:formula="of:=IF(EXACT([.C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4]; &quot;,&quot; ; [.D4] ; &quot;,'&quot; ; TEXT([.A4];&quot;yyyy-mm-dd&quot;) ; &quot;');&quot;)" office:value-type="string" office:string-value="insert into readings (unit_id, meter_id, value, isOfficial, created_at) values(1,2,26041,0,'2024-04-24');" calcext:value-type="string">
            <text:p>insert into readings (unit_id, meter_id, value, isOfficial, created_at) values(1,2,26041,0,'2024-04-24');</text:p>
          </table:table-cell>
        </table:table-row>
        <table:table-row table:style-name="ro2">
          <table:table-cell office:value-type="date" office:date-value="2024-03-17" calcext:value-type="date">
            <text:p>17/03/24</text:p>
          </table:table-cell>
          <table:table-cell office:value-type="float" office:value="25867" calcext:value-type="float">
            <text:p>25867</text:p>
          </table:table-cell>
          <table:table-cell office:value-type="string" calcext:value-type="string">
            <text:p>Par vous</text:p>
          </table:table-cell>
          <table:table-cell table:formula="of:=IF(EXACT([.C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5]; &quot;,&quot; ; [.D5] ; &quot;,'&quot; ; TEXT([.A5];&quot;yyyy-mm-dd&quot;) ; &quot;');&quot;)" office:value-type="string" office:string-value="insert into readings (unit_id, meter_id, value, isOfficial, created_at) values(1,2,25867,0,'2024-03-17');" calcext:value-type="string">
            <text:p>insert into readings (unit_id, meter_id, value, isOfficial, created_at) values(1,2,25867,0,'2024-03-17');</text:p>
          </table:table-cell>
        </table:table-row>
        <table:table-row table:style-name="ro2">
          <table:table-cell office:value-type="date" office:date-value="2024-03-01" calcext:value-type="date">
            <text:p>01/03/24</text:p>
          </table:table-cell>
          <table:table-cell office:value-type="float" office:value="25778" calcext:value-type="float">
            <text:p>25778</text:p>
          </table:table-cell>
          <table:table-cell office:value-type="string" calcext:value-type="string">
            <text:p>Par vous</text:p>
          </table:table-cell>
          <table:table-cell table:formula="of:=IF(EXACT([.C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6]; &quot;,&quot; ; [.D6] ; &quot;,'&quot; ; TEXT([.A6];&quot;yyyy-mm-dd&quot;) ; &quot;');&quot;)" office:value-type="string" office:string-value="insert into readings (unit_id, meter_id, value, isOfficial, created_at) values(1,2,25778,0,'2024-03-01');" calcext:value-type="string">
            <text:p>insert into readings (unit_id, meter_id, value, isOfficial, created_at) values(1,2,25778,0,'2024-03-01');</text:p>
          </table:table-cell>
        </table:table-row>
        <table:table-row table:style-name="ro2">
          <table:table-cell office:value-type="date" office:date-value="2024-02-01" calcext:value-type="date">
            <text:p>01/02/24</text:p>
          </table:table-cell>
          <table:table-cell office:value-type="float" office:value="25573" calcext:value-type="float">
            <text:p>25573</text:p>
          </table:table-cell>
          <table:table-cell office:value-type="string" calcext:value-type="string">
            <text:p>Par vous</text:p>
          </table:table-cell>
          <table:table-cell table:formula="of:=IF(EXACT([.C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7]; &quot;,&quot; ; [.D7] ; &quot;,'&quot; ; TEXT([.A7];&quot;yyyy-mm-dd&quot;) ; &quot;');&quot;)" office:value-type="string" office:string-value="insert into readings (unit_id, meter_id, value, isOfficial, created_at) values(1,2,25573,0,'2024-02-01');" calcext:value-type="string">
            <text:p>insert into readings (unit_id, meter_id, value, isOfficial, created_at) values(1,2,25573,0,'2024-02-01');</text:p>
          </table:table-cell>
        </table:table-row>
        <table:table-row table:style-name="ro2">
          <table:table-cell office:value-type="date" office:date-value="2024-01-18" calcext:value-type="date">
            <text:p>18/01/24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Par vous</text:p>
          </table:table-cell>
          <table:table-cell table:formula="of:=IF(EXACT([.C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8]; &quot;,&quot; ; [.D8] ; &quot;,'&quot; ; TEXT([.A8];&quot;yyyy-mm-dd&quot;) ; &quot;');&quot;)" office:value-type="string" office:string-value="insert into readings (unit_id, meter_id, value, isOfficial, created_at) values(1,2,25456,0,'2024-01-18');" calcext:value-type="string">
            <text:p>insert into readings (unit_id, meter_id, value, isOfficial, created_at) values(1,2,25456,0,'2024-01-18');</text:p>
          </table:table-cell>
        </table:table-row>
        <table:table-row table:style-name="ro2">
          <table:table-cell office:value-type="date" office:date-value="2024-01-10" calcext:value-type="date">
            <text:p>10/01/24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Par vous</text:p>
          </table:table-cell>
          <table:table-cell table:formula="of:=IF(EXACT([.C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9]; &quot;,&quot; ; [.D9] ; &quot;,'&quot; ; TEXT([.A9];&quot;yyyy-mm-dd&quot;) ; &quot;');&quot;)" office:value-type="string" office:string-value="insert into readings (unit_id, meter_id, value, isOfficial, created_at) values(1,2,25346,0,'2024-01-10');" calcext:value-type="string">
            <text:p>insert into readings (unit_id, meter_id, value, isOfficial, created_at) values(1,2,25346,0,'2024-01-10');</text:p>
          </table:table-cell>
        </table:table-row>
        <table:table-row table:style-name="ro3">
          <table:table-cell office:value-type="date" office:date-value="2023-12-07" calcext:value-type="date">
            <text:p>07/12/23</text:p>
          </table:table-cell>
          <table:table-cell office:value-type="float" office:value="25165" calcext:value-type="float">
            <text:p>25165</text:p>
          </table:table-cell>
          <table:table-cell office:value-type="string" calcext:value-type="string">
            <text:p>Officiellement</text:p>
          </table:table-cell>
          <table:table-cell table:formula="of:=IF(EXACT([.C10];&quot;Par vous&quot;);0;1)" office:value-type="float" office:value="1" calcext:value-type="float">
            <text:p>1</text:p>
          </table:table-cell>
          <table:table-cell table:formula="of:=COM.MICROSOFT.CONCAT( &quot;insert into readings (unit_id, meter_id, value, isOfficial, created_at) values(1,2,&quot; ;[.B10]; &quot;,&quot; ; [.D10] ; &quot;,'&quot; ; TEXT([.A10];&quot;yyyy-mm-dd&quot;) ; &quot;');&quot;)" office:value-type="string" office:string-value="insert into readings (unit_id, meter_id, value, isOfficial, created_at) values(1,2,25165,1,'2023-12-07');" calcext:value-type="string">
            <text:p>insert into readings (unit_id, meter_id, value, isOfficial, created_at) values(1,2,25165,1,'2023-12-07');</text:p>
          </table:table-cell>
        </table:table-row>
        <table:table-row table:style-name="ro2">
          <table:table-cell office:value-type="date" office:date-value="2023-12-04" calcext:value-type="date">
            <text:p>04/12/23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Par vous</text:p>
          </table:table-cell>
          <table:table-cell table:formula="of:=IF(EXACT([.C1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1]; &quot;,&quot; ; [.D11] ; &quot;,'&quot; ; TEXT([.A11];&quot;yyyy-mm-dd&quot;) ; &quot;');&quot;)" office:value-type="string" office:string-value="insert into readings (unit_id, meter_id, value, isOfficial, created_at) values(1,2,25133,0,'2023-12-04');" calcext:value-type="string">
            <text:p>insert into readings (unit_id, meter_id, value, isOfficial, created_at) values(1,2,25133,0,'2023-12-04');</text:p>
          </table:table-cell>
        </table:table-row>
        <table:table-row table:style-name="ro2">
          <table:table-cell office:value-type="date" office:date-value="2023-11-26" calcext:value-type="date">
            <text:p>26/11/23</text:p>
          </table:table-cell>
          <table:table-cell office:value-type="float" office:value="25051" calcext:value-type="float">
            <text:p>25051</text:p>
          </table:table-cell>
          <table:table-cell office:value-type="string" calcext:value-type="string">
            <text:p>Par vous</text:p>
          </table:table-cell>
          <table:table-cell table:formula="of:=IF(EXACT([.C1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2]; &quot;,&quot; ; [.D12] ; &quot;,'&quot; ; TEXT([.A12];&quot;yyyy-mm-dd&quot;) ; &quot;');&quot;)" office:value-type="string" office:string-value="insert into readings (unit_id, meter_id, value, isOfficial, created_at) values(1,2,25051,0,'2023-11-26');" calcext:value-type="string">
            <text:p>insert into readings (unit_id, meter_id, value, isOfficial, created_at) values(1,2,25051,0,'2023-11-26');</text:p>
          </table:table-cell>
        </table:table-row>
        <table:table-row table:style-name="ro2">
          <table:table-cell office:value-type="date" office:date-value="2023-11-21" calcext:value-type="date">
            <text:p>21/11/23</text:p>
          </table:table-cell>
          <table:table-cell office:value-type="float" office:value="25014" calcext:value-type="float">
            <text:p>25014</text:p>
          </table:table-cell>
          <table:table-cell office:value-type="string" calcext:value-type="string">
            <text:p>Par vous</text:p>
          </table:table-cell>
          <table:table-cell table:formula="of:=IF(EXACT([.C1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3]; &quot;,&quot; ; [.D13] ; &quot;,'&quot; ; TEXT([.A13];&quot;yyyy-mm-dd&quot;) ; &quot;');&quot;)" office:value-type="string" office:string-value="insert into readings (unit_id, meter_id, value, isOfficial, created_at) values(1,2,25014,0,'2023-11-21');" calcext:value-type="string">
            <text:p>insert into readings (unit_id, meter_id, value, isOfficial, created_at) values(1,2,25014,0,'2023-11-21');</text:p>
          </table:table-cell>
        </table:table-row>
        <table:table-row table:style-name="ro2">
          <table:table-cell office:value-type="date" office:date-value="2023-11-08" calcext:value-type="date">
            <text:p>08/11/23</text:p>
          </table:table-cell>
          <table:table-cell office:value-type="float" office:value="24930" calcext:value-type="float">
            <text:p>24930</text:p>
          </table:table-cell>
          <table:table-cell office:value-type="string" calcext:value-type="string">
            <text:p>Par vous</text:p>
          </table:table-cell>
          <table:table-cell table:formula="of:=IF(EXACT([.C1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4]; &quot;,&quot; ; [.D14] ; &quot;,'&quot; ; TEXT([.A14];&quot;yyyy-mm-dd&quot;) ; &quot;');&quot;)" office:value-type="string" office:string-value="insert into readings (unit_id, meter_id, value, isOfficial, created_at) values(1,2,24930,0,'2023-11-08');" calcext:value-type="string">
            <text:p>insert into readings (unit_id, meter_id, value, isOfficial, created_at) values(1,2,24930,0,'2023-11-08');</text:p>
          </table:table-cell>
        </table:table-row>
        <table:table-row table:style-name="ro2">
          <table:table-cell office:value-type="date" office:date-value="2023-11-02" calcext:value-type="date">
            <text:p>02/11/23</text:p>
          </table:table-cell>
          <table:table-cell office:value-type="float" office:value="24891" calcext:value-type="float">
            <text:p>24891</text:p>
          </table:table-cell>
          <table:table-cell office:value-type="string" calcext:value-type="string">
            <text:p>Par vous</text:p>
          </table:table-cell>
          <table:table-cell table:formula="of:=IF(EXACT([.C1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5]; &quot;,&quot; ; [.D15] ; &quot;,'&quot; ; TEXT([.A15];&quot;yyyy-mm-dd&quot;) ; &quot;');&quot;)" office:value-type="string" office:string-value="insert into readings (unit_id, meter_id, value, isOfficial, created_at) values(1,2,24891,0,'2023-11-02');" calcext:value-type="string">
            <text:p>insert into readings (unit_id, meter_id, value, isOfficial, created_at) values(1,2,24891,0,'2023-11-02');</text:p>
          </table:table-cell>
        </table:table-row>
        <table:table-row table:style-name="ro2">
          <table:table-cell office:value-type="date" office:date-value="2023-10-18" calcext:value-type="date">
            <text:p>18/10/23</text:p>
          </table:table-cell>
          <table:table-cell office:value-type="float" office:value="24829" calcext:value-type="float">
            <text:p>24829</text:p>
          </table:table-cell>
          <table:table-cell office:value-type="string" calcext:value-type="string">
            <text:p>Par vous</text:p>
          </table:table-cell>
          <table:table-cell table:formula="of:=IF(EXACT([.C1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6]; &quot;,&quot; ; [.D16] ; &quot;,'&quot; ; TEXT([.A16];&quot;yyyy-mm-dd&quot;) ; &quot;');&quot;)" office:value-type="string" office:string-value="insert into readings (unit_id, meter_id, value, isOfficial, created_at) values(1,2,24829,0,'2023-10-18');" calcext:value-type="string">
            <text:p>insert into readings (unit_id, meter_id, value, isOfficial, created_at) values(1,2,24829,0,'2023-10-18');</text:p>
          </table:table-cell>
        </table:table-row>
        <table:table-row table:style-name="ro2">
          <table:table-cell office:value-type="date" office:date-value="2023-10-02" calcext:value-type="date">
            <text:p>02/10/23</text:p>
          </table:table-cell>
          <table:table-cell office:value-type="float" office:value="24805" calcext:value-type="float">
            <text:p>24805</text:p>
          </table:table-cell>
          <table:table-cell office:value-type="string" calcext:value-type="string">
            <text:p>Par vous</text:p>
          </table:table-cell>
          <table:table-cell table:formula="of:=IF(EXACT([.C1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7]; &quot;,&quot; ; [.D17] ; &quot;,'&quot; ; TEXT([.A17];&quot;yyyy-mm-dd&quot;) ; &quot;');&quot;)" office:value-type="string" office:string-value="insert into readings (unit_id, meter_id, value, isOfficial, created_at) values(1,2,24805,0,'2023-10-02');" calcext:value-type="string">
            <text:p>insert into readings (unit_id, meter_id, value, isOfficial, created_at) values(1,2,24805,0,'2023-10-02');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office:value-type="float" office:value="24797" calcext:value-type="float">
            <text:p>24797</text:p>
          </table:table-cell>
          <table:table-cell office:value-type="string" calcext:value-type="string">
            <text:p>Par vous</text:p>
          </table:table-cell>
          <table:table-cell table:formula="of:=IF(EXACT([.C1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8]; &quot;,&quot; ; [.D18] ; &quot;,'&quot; ; TEXT([.A18];&quot;yyyy-mm-dd&quot;) ; &quot;');&quot;)" office:value-type="string" office:string-value="insert into readings (unit_id, meter_id, value, isOfficial, created_at) values(1,2,24797,0,'2023-09-19');" calcext:value-type="string">
            <text:p>insert into readings (unit_id, meter_id, value, isOfficial, created_at) values(1,2,24797,0,'2023-09-19');</text:p>
          </table:table-cell>
        </table:table-row>
        <table:table-row table:style-name="ro2">
          <table:table-cell office:value-type="date" office:date-value="2023-09-04" calcext:value-type="date">
            <text:p>04/09/23</text:p>
          </table:table-cell>
          <table:table-cell office:value-type="float" office:value="24788" calcext:value-type="float">
            <text:p>24788</text:p>
          </table:table-cell>
          <table:table-cell office:value-type="string" calcext:value-type="string">
            <text:p>Par vous</text:p>
          </table:table-cell>
          <table:table-cell table:formula="of:=IF(EXACT([.C1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19]; &quot;,&quot; ; [.D19] ; &quot;,'&quot; ; TEXT([.A19];&quot;yyyy-mm-dd&quot;) ; &quot;');&quot;)" office:value-type="string" office:string-value="insert into readings (unit_id, meter_id, value, isOfficial, created_at) values(1,2,24788,0,'2023-09-04');" calcext:value-type="string">
            <text:p>insert into readings (unit_id, meter_id, value, isOfficial, created_at) values(1,2,24788,0,'2023-09-04');</text:p>
          </table:table-cell>
        </table:table-row>
        <table:table-row table:style-name="ro2">
          <table:table-cell office:value-type="date" office:date-value="2023-08-12" calcext:value-type="date">
            <text:p>12/08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0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0]; &quot;,&quot; ; [.D20] ; &quot;,'&quot; ; TEXT([.A20];&quot;yyyy-mm-dd&quot;) ; &quot;');&quot;)" office:value-type="string" office:string-value="insert into readings (unit_id, meter_id, value, isOfficial, created_at) values(1,2,24772,0,'2023-08-12');" calcext:value-type="string">
            <text:p>insert into readings (unit_id, meter_id, value, isOfficial, created_at) values(1,2,24772,0,'2023-08-12');</text:p>
          </table:table-cell>
        </table:table-row>
        <table:table-row table:style-name="ro2">
          <table:table-cell office:value-type="date" office:date-value="2023-07-03" calcext:value-type="date">
            <text:p>03/07/23</text:p>
          </table:table-cell>
          <table:table-cell office:value-type="float" office:value="24772" calcext:value-type="float">
            <text:p>24772</text:p>
          </table:table-cell>
          <table:table-cell office:value-type="string" calcext:value-type="string">
            <text:p>Par vous</text:p>
          </table:table-cell>
          <table:table-cell table:formula="of:=IF(EXACT([.C2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1]; &quot;,&quot; ; [.D21] ; &quot;,'&quot; ; TEXT([.A21];&quot;yyyy-mm-dd&quot;) ; &quot;');&quot;)" office:value-type="string" office:string-value="insert into readings (unit_id, meter_id, value, isOfficial, created_at) values(1,2,24772,0,'2023-07-03');" calcext:value-type="string">
            <text:p>insert into readings (unit_id, meter_id, value, isOfficial, created_at) values(1,2,24772,0,'2023-07-03');</text:p>
          </table:table-cell>
        </table:table-row>
        <table:table-row table:style-name="ro2">
          <table:table-cell office:value-type="date" office:date-value="2023-06-13" calcext:value-type="date">
            <text:p>13/06/23</text:p>
          </table:table-cell>
          <table:table-cell office:value-type="float" office:value="24759" calcext:value-type="float">
            <text:p>24759</text:p>
          </table:table-cell>
          <table:table-cell office:value-type="string" calcext:value-type="string">
            <text:p>Par vous</text:p>
          </table:table-cell>
          <table:table-cell table:formula="of:=IF(EXACT([.C2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2]; &quot;,&quot; ; [.D22] ; &quot;,'&quot; ; TEXT([.A22];&quot;yyyy-mm-dd&quot;) ; &quot;');&quot;)" office:value-type="string" office:string-value="insert into readings (unit_id, meter_id, value, isOfficial, created_at) values(1,2,24759,0,'2023-06-13');" calcext:value-type="string">
            <text:p>insert into readings (unit_id, meter_id, value, isOfficial, created_at) values(1,2,24759,0,'2023-06-13');</text:p>
          </table:table-cell>
        </table:table-row>
        <table:table-row table:style-name="ro2">
          <table:table-cell office:value-type="date" office:date-value="2023-05-28" calcext:value-type="date">
            <text:p>28/05/23</text:p>
          </table:table-cell>
          <table:table-cell office:value-type="float" office:value="24747" calcext:value-type="float">
            <text:p>24747</text:p>
          </table:table-cell>
          <table:table-cell office:value-type="string" calcext:value-type="string">
            <text:p>Par vous</text:p>
          </table:table-cell>
          <table:table-cell table:formula="of:=IF(EXACT([.C2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3]; &quot;,&quot; ; [.D23] ; &quot;,'&quot; ; TEXT([.A23];&quot;yyyy-mm-dd&quot;) ; &quot;');&quot;)" office:value-type="string" office:string-value="insert into readings (unit_id, meter_id, value, isOfficial, created_at) values(1,2,24747,0,'2023-05-28');" calcext:value-type="string">
            <text:p>insert into readings (unit_id, meter_id, value, isOfficial, created_at) values(1,2,24747,0,'2023-05-28');</text:p>
          </table:table-cell>
        </table:table-row>
        <table:table-row table:style-name="ro2">
          <table:table-cell office:value-type="date" office:date-value="2023-05-20" calcext:value-type="date">
            <text:p>20/05/23</text:p>
          </table:table-cell>
          <table:table-cell office:value-type="float" office:value="24738" calcext:value-type="float">
            <text:p>24738</text:p>
          </table:table-cell>
          <table:table-cell office:value-type="string" calcext:value-type="string">
            <text:p>Par vous</text:p>
          </table:table-cell>
          <table:table-cell table:formula="of:=IF(EXACT([.C2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4]; &quot;,&quot; ; [.D24] ; &quot;,'&quot; ; TEXT([.A24];&quot;yyyy-mm-dd&quot;) ; &quot;');&quot;)" office:value-type="string" office:string-value="insert into readings (unit_id, meter_id, value, isOfficial, created_at) values(1,2,24738,0,'2023-05-20');" calcext:value-type="string">
            <text:p>insert into readings (unit_id, meter_id, value, isOfficial, created_at) values(1,2,24738,0,'2023-05-20');</text:p>
          </table:table-cell>
        </table:table-row>
        <table:table-row table:style-name="ro2">
          <table:table-cell office:value-type="date" office:date-value="2023-05-02" calcext:value-type="date">
            <text:p>02/05/23</text:p>
          </table:table-cell>
          <table:table-cell office:value-type="float" office:value="24706" calcext:value-type="float">
            <text:p>24706</text:p>
          </table:table-cell>
          <table:table-cell office:value-type="string" calcext:value-type="string">
            <text:p>Par vous</text:p>
          </table:table-cell>
          <table:table-cell table:formula="of:=IF(EXACT([.C2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5]; &quot;,&quot; ; [.D25] ; &quot;,'&quot; ; TEXT([.A25];&quot;yyyy-mm-dd&quot;) ; &quot;');&quot;)" office:value-type="string" office:string-value="insert into readings (unit_id, meter_id, value, isOfficial, created_at) values(1,2,24706,0,'2023-05-02');" calcext:value-type="string">
            <text:p>insert into readings (unit_id, meter_id, value, isOfficial, created_at) values(1,2,24706,0,'2023-05-02');</text:p>
          </table:table-cell>
        </table:table-row>
        <table:table-row table:style-name="ro2">
          <table:table-cell office:value-type="date" office:date-value="2023-04-25" calcext:value-type="date">
            <text:p>25/04/23</text:p>
          </table:table-cell>
          <table:table-cell office:value-type="float" office:value="24684" calcext:value-type="float">
            <text:p>24684</text:p>
          </table:table-cell>
          <table:table-cell office:value-type="string" calcext:value-type="string">
            <text:p>Par vous</text:p>
          </table:table-cell>
          <table:table-cell table:formula="of:=IF(EXACT([.C2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6]; &quot;,&quot; ; [.D26] ; &quot;,'&quot; ; TEXT([.A26];&quot;yyyy-mm-dd&quot;) ; &quot;');&quot;)" office:value-type="string" office:string-value="insert into readings (unit_id, meter_id, value, isOfficial, created_at) values(1,2,24684,0,'2023-04-25');" calcext:value-type="string">
            <text:p>insert into readings (unit_id, meter_id, value, isOfficial, created_at) values(1,2,24684,0,'2023-04-25');</text:p>
          </table:table-cell>
        </table:table-row>
        <table:table-row table:style-name="ro2">
          <table:table-cell office:value-type="date" office:date-value="2023-04-13" calcext:value-type="date">
            <text:p>13/04/23</text:p>
          </table:table-cell>
          <table:table-cell office:value-type="float" office:value="24629" calcext:value-type="float">
            <text:p>24629</text:p>
          </table:table-cell>
          <table:table-cell office:value-type="string" calcext:value-type="string">
            <text:p>Par vous</text:p>
          </table:table-cell>
          <table:table-cell table:formula="of:=IF(EXACT([.C27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7]; &quot;,&quot; ; [.D27] ; &quot;,'&quot; ; TEXT([.A27];&quot;yyyy-mm-dd&quot;) ; &quot;');&quot;)" office:value-type="string" office:string-value="insert into readings (unit_id, meter_id, value, isOfficial, created_at) values(1,2,24629,0,'2023-04-13');" calcext:value-type="string">
            <text:p>insert into readings (unit_id, meter_id, value, isOfficial, created_at) values(1,2,24629,0,'2023-04-13');</text:p>
          </table:table-cell>
        </table:table-row>
        <table:table-row table:style-name="ro2">
          <table:table-cell office:value-type="date" office:date-value="2023-04-06" calcext:value-type="date">
            <text:p>06/04/23</text:p>
          </table:table-cell>
          <table:table-cell office:value-type="float" office:value="24595" calcext:value-type="float">
            <text:p>24595</text:p>
          </table:table-cell>
          <table:table-cell office:value-type="string" calcext:value-type="string">
            <text:p>Par vous</text:p>
          </table:table-cell>
          <table:table-cell table:formula="of:=IF(EXACT([.C28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8]; &quot;,&quot; ; [.D28] ; &quot;,'&quot; ; TEXT([.A28];&quot;yyyy-mm-dd&quot;) ; &quot;');&quot;)" office:value-type="string" office:string-value="insert into readings (unit_id, meter_id, value, isOfficial, created_at) values(1,2,24595,0,'2023-04-06');" calcext:value-type="string">
            <text:p>insert into readings (unit_id, meter_id, value, isOfficial, created_at) values(1,2,24595,0,'2023-04-06');</text:p>
          </table:table-cell>
        </table:table-row>
        <table:table-row table:style-name="ro2">
          <table:table-cell office:value-type="date" office:date-value="2023-03-31" calcext:value-type="date">
            <text:p>31/03/23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Par vous</text:p>
          </table:table-cell>
          <table:table-cell table:formula="of:=IF(EXACT([.C29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29]; &quot;,&quot; ; [.D29] ; &quot;,'&quot; ; TEXT([.A29];&quot;yyyy-mm-dd&quot;) ; &quot;');&quot;)" office:value-type="string" office:string-value="insert into readings (unit_id, meter_id, value, isOfficial, created_at) values(1,2,24553,0,'2023-03-31');" calcext:value-type="string">
            <text:p>insert into readings (unit_id, meter_id, value, isOfficial, created_at) values(1,2,24553,0,'2023-03-31');</text:p>
          </table:table-cell>
        </table:table-row>
        <table:table-row table:style-name="ro2">
          <table:table-cell office:value-type="date" office:date-value="2023-03-17" calcext:value-type="date">
            <text:p>17/03/23</text:p>
          </table:table-cell>
          <table:table-cell office:value-type="float" office:value="24495" calcext:value-type="float">
            <text:p>24495</text:p>
          </table:table-cell>
          <table:table-cell office:value-type="string" calcext:value-type="string">
            <text:p>Par vous</text:p>
          </table:table-cell>
          <table:table-cell table:formula="of:=IF(EXACT([.C30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0]; &quot;,&quot; ; [.D30] ; &quot;,'&quot; ; TEXT([.A30];&quot;yyyy-mm-dd&quot;) ; &quot;');&quot;)" office:value-type="string" office:string-value="insert into readings (unit_id, meter_id, value, isOfficial, created_at) values(1,2,24495,0,'2023-03-17');" calcext:value-type="string">
            <text:p>insert into readings (unit_id, meter_id, value, isOfficial, created_at) values(1,2,24495,0,'2023-03-17');</text:p>
          </table:table-cell>
        </table:table-row>
        <table:table-row table:style-name="ro2">
          <table:table-cell office:value-type="date" office:date-value="2023-03-10" calcext:value-type="date">
            <text:p>10/03/23</text:p>
          </table:table-cell>
          <table:table-cell office:value-type="float" office:value="24451" calcext:value-type="float">
            <text:p>24451</text:p>
          </table:table-cell>
          <table:table-cell office:value-type="string" calcext:value-type="string">
            <text:p>Par vous</text:p>
          </table:table-cell>
          <table:table-cell table:formula="of:=IF(EXACT([.C31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1]; &quot;,&quot; ; [.D31] ; &quot;,'&quot; ; TEXT([.A31];&quot;yyyy-mm-dd&quot;) ; &quot;');&quot;)" office:value-type="string" office:string-value="insert into readings (unit_id, meter_id, value, isOfficial, created_at) values(1,2,24451,0,'2023-03-10');" calcext:value-type="string">
            <text:p>insert into readings (unit_id, meter_id, value, isOfficial, created_at) values(1,2,24451,0,'2023-03-10');</text:p>
          </table:table-cell>
        </table:table-row>
        <table:table-row table:style-name="ro2">
          <table:table-cell office:value-type="date" office:date-value="2023-03-02" calcext:value-type="date">
            <text:p>02/03/23</text:p>
          </table:table-cell>
          <table:table-cell office:value-type="float" office:value="24388" calcext:value-type="float">
            <text:p>24388</text:p>
          </table:table-cell>
          <table:table-cell office:value-type="string" calcext:value-type="string">
            <text:p>Par vous</text:p>
          </table:table-cell>
          <table:table-cell table:formula="of:=IF(EXACT([.C32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2]; &quot;,&quot; ; [.D32] ; &quot;,'&quot; ; TEXT([.A32];&quot;yyyy-mm-dd&quot;) ; &quot;');&quot;)" office:value-type="string" office:string-value="insert into readings (unit_id, meter_id, value, isOfficial, created_at) values(1,2,24388,0,'2023-03-02');" calcext:value-type="string">
            <text:p>insert into readings (unit_id, meter_id, value, isOfficial, created_at) values(1,2,24388,0,'2023-03-02');</text:p>
          </table:table-cell>
        </table:table-row>
        <table:table-row table:style-name="ro2">
          <table:table-cell office:value-type="date" office:date-value="2023-02-26" calcext:value-type="date">
            <text:p>26/02/23</text:p>
          </table:table-cell>
          <table:table-cell office:value-type="float" office:value="24350" calcext:value-type="float">
            <text:p>24350</text:p>
          </table:table-cell>
          <table:table-cell office:value-type="string" calcext:value-type="string">
            <text:p>Par vous</text:p>
          </table:table-cell>
          <table:table-cell table:formula="of:=IF(EXACT([.C33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3]; &quot;,&quot; ; [.D33] ; &quot;,'&quot; ; TEXT([.A33];&quot;yyyy-mm-dd&quot;) ; &quot;');&quot;)" office:value-type="string" office:string-value="insert into readings (unit_id, meter_id, value, isOfficial, created_at) values(1,2,24350,0,'2023-02-26');" calcext:value-type="string">
            <text:p>insert into readings (unit_id, meter_id, value, isOfficial, created_at) values(1,2,24350,0,'2023-02-26');</text:p>
          </table:table-cell>
        </table:table-row>
        <table:table-row table:style-name="ro2">
          <table:table-cell office:value-type="date" office:date-value="2023-02-22" calcext:value-type="date">
            <text:p>22/02/23</text:p>
          </table:table-cell>
          <table:table-cell office:value-type="float" office:value="24320" calcext:value-type="float">
            <text:p>24320</text:p>
          </table:table-cell>
          <table:table-cell office:value-type="string" calcext:value-type="string">
            <text:p>Par vous</text:p>
          </table:table-cell>
          <table:table-cell table:formula="of:=IF(EXACT([.C34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4]; &quot;,&quot; ; [.D34] ; &quot;,'&quot; ; TEXT([.A34];&quot;yyyy-mm-dd&quot;) ; &quot;');&quot;)" office:value-type="string" office:string-value="insert into readings (unit_id, meter_id, value, isOfficial, created_at) values(1,2,24320,0,'2023-02-22');" calcext:value-type="string">
            <text:p>insert into readings (unit_id, meter_id, value, isOfficial, created_at) values(1,2,24320,0,'2023-02-22');</text:p>
          </table:table-cell>
        </table:table-row>
        <table:table-row table:style-name="ro2">
          <table:table-cell office:value-type="date" office:date-value="2023-02-14" calcext:value-type="date">
            <text:p>14/02/23</text:p>
          </table:table-cell>
          <table:table-cell office:value-type="float" office:value="24273" calcext:value-type="float">
            <text:p>24273</text:p>
          </table:table-cell>
          <table:table-cell office:value-type="string" calcext:value-type="string">
            <text:p>Par vous</text:p>
          </table:table-cell>
          <table:table-cell table:formula="of:=IF(EXACT([.C35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5]; &quot;,&quot; ; [.D35] ; &quot;,'&quot; ; TEXT([.A35];&quot;yyyy-mm-dd&quot;) ; &quot;');&quot;)" office:value-type="string" office:string-value="insert into readings (unit_id, meter_id, value, isOfficial, created_at) values(1,2,24273,0,'2023-02-14');" calcext:value-type="string">
            <text:p>insert into readings (unit_id, meter_id, value, isOfficial, created_at) values(1,2,24273,0,'2023-02-14');</text:p>
          </table:table-cell>
        </table:table-row>
        <table:table-row table:style-name="ro2">
          <table:table-cell office:value-type="date" office:date-value="2023-02-10" calcext:value-type="date">
            <text:p>10/02/23</text:p>
          </table:table-cell>
          <table:table-cell office:value-type="float" office:value="24242" calcext:value-type="float">
            <text:p>24242</text:p>
          </table:table-cell>
          <table:table-cell office:value-type="string" calcext:value-type="string">
            <text:p>Par vous</text:p>
          </table:table-cell>
          <table:table-cell table:formula="of:=IF(EXACT([.C36];&quot;Par vous&quot;);0;1)" office:value-type="float" office:value="0" calcext:value-type="float">
            <text:p>0</text:p>
          </table:table-cell>
          <table:table-cell table:formula="of:=COM.MICROSOFT.CONCAT( &quot;insert into readings (unit_id, meter_id, value, isOfficial, created_at) values(1,2,&quot; ;[.B36]; &quot;,&quot; ; [.D36] ; &quot;,'&quot; ; TEXT([.A36];&quot;yyyy-mm-dd&quot;) ; &quot;');&quot;)" office:value-type="string" office:string-value="insert into readings (unit_id, meter_id, value, isOfficial, created_at) values(1,2,24242,0,'2023-02-10');" calcext:value-type="string">
            <text:p>insert into readings (unit_id, meter_id, value, isOfficial, created_at) values(1,2,24242,0,'2023-02-10');</text:p>
          </table:table-cell>
        </table:table-row>
        <table:table-row table:style-name="ro3">
          <table:table-cell office:value-type="date" office:date-value="2023-01-01" calcext:value-type="date">
            <text:p>01/01/23</text:p>
          </table:table-cell>
          <table:table-cell office:value-type="float" office:value="23968" calcext:value-type="float">
            <text:p>23968</text:p>
          </table:table-cell>
          <table:table-cell office:value-type="string" calcext:value-type="string">
            <text:p>Officiellement</text:p>
          </table:table-cell>
          <table:table-cell table:formula="of:=IF(EXACT([.C37];&quot;Par vous&quot;);0;1)" office:value-type="float" office:value="1" calcext:value-type="float">
            <text:p>1</text:p>
          </table:table-cell>
          <table:table-cell table:formula="of:=COM.MICROSOFT.CONCAT( &quot;insert into readings (unit_id, meter_id, value, isOfficial, created_at) values(1,2,&quot; ;[.B37]; &quot;,&quot; ; [.D37] ; &quot;,'&quot; ; TEXT([.A37];&quot;yyyy-mm-dd&quot;) ; &quot;');&quot;)" office:value-type="string" office:string-value="insert into readings (unit_id, meter_id, value, isOfficial, created_at) values(1,2,23968,1,'2023-01-01');" calcext:value-type="string">
            <text:p>insert into readings (unit_id, meter_id, value, isOfficial, created_at) values(1,2,23968,1,'2023-01-01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8:03:29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5:31:02.132000000</meta:creation-date>
    <dc:date>2024-07-01T18:05:40.551000000</dc:date>
    <meta:editing-duration>P2DT10M48S</meta:editing-duration>
    <meta:editing-cycles>7</meta:editing-cycles>
    <meta:generator>LibreOffice/7.5.3.2$Windows_X86_64 LibreOffice_project/9f56dff12ba03b9acd7730a5a481eea045e468f3</meta:generator>
    <meta:document-statistic meta:table-count="2" meta:cell-count="495" meta:object-count="0"/>
  </office:meta>
</office:document-meta>
</file>